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214643.38" calcext:value-type="float">
            <text:p><text:s/>214,64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14643.38" calcext:value-type="float">
            <text:p><text:s/>214,643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7341325.2955556" calcext:value-type="float">
            <text:p><text:s/>17,341,325 <text:s/></text:p>
          </table:table-cell>
          <table:table-cell table:style-name="ce42" office:value-type="float" office:value="3049664.67111111" calcext:value-type="float">
            <text:p><text:s/>3,049,665 <text:s/></text:p>
          </table:table-cell>
          <table:table-cell table:style-name="ce42" office:value-type="float" office:value="13957195.2244444" calcext:value-type="float">
            <text:p><text:s/>13,957,195 <text:s/></text:p>
          </table:table-cell>
          <table:table-cell table:style-name="ce42" office:value-type="float" office:value="40253.8444444444" calcext:value-type="float">
            <text:p><text:s/>40,2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4211.555555556" calcext:value-type="float">
            <text:p><text:s/>294,2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508.11111111111" calcext:value-type="float">
            <text:p><text:s/>1,5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08.11111111111" calcext:value-type="float">
            <text:p><text:s/>1,5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29581.95" calcext:value-type="float">
            <text:p><text:s/>829,582 <text:s/></text:p>
          </table:table-cell>
          <table:table-cell table:style-name="ce42" office:value-type="float" office:value="-28832.9088888889" calcext:value-type="float">
            <text:p><text:s/>-28,833 <text:s/></text:p>
          </table:table-cell>
          <table:table-cell table:style-name="ce42" office:value-type="float" office:value="924899.583333334" calcext:value-type="float">
            <text:p><text:s/>924,9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-66484.7244444444" calcext:value-type="float">
            <text:p><text:s/>-66,4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6724878.6144444" calcext:value-type="float">
            <text:p><text:s/>16,724,879 <text:s/></text:p>
          </table:table-cell>
          <table:table-cell table:style-name="ce43" office:value-type="float" office:value="3078497.58" calcext:value-type="float">
            <text:p><text:s/>3,078,498 <text:s/></text:p>
          </table:table-cell>
          <table:table-cell table:style-name="ce43" office:value-type="float" office:value="13246939.0211111" calcext:value-type="float">
            <text:p><text:s/>13,246,939 <text:s/></text:p>
          </table:table-cell>
          <table:table-cell table:style-name="ce43" office:value-type="float" office:value="40253.8444444444" calcext:value-type="float">
            <text:p><text:s/>40,25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9188.168888889" calcext:value-type="float">
            <text:p><text:s/>359,18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86390.959522222" calcext:value-type="float">
            <text:p><text:s/>586,391 <text:s/></text:p>
          </table:table-cell>
          <table:table-cell table:style-name="ce43" office:value-type="float" office:value="111957.488888889" calcext:value-type="float">
            <text:p><text:s/>111,957 <text:s/></text:p>
          </table:table-cell>
          <table:table-cell table:style-name="ce43" office:value-type="float" office:value="439366.266666667" calcext:value-type="float">
            <text:p><text:s/>439,36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5067.2039666666" calcext:value-type="float">
            <text:p><text:s/>35,06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947566.8865536" calcext:value-type="float">
            <text:p><text:s/>14,947,567 <text:s/></text:p>
          </table:table-cell>
          <table:table-cell table:style-name="ce42" office:value-type="float" office:value="2966540.09111111" calcext:value-type="float">
            <text:p><text:s/>2,966,540 <text:s/></text:p>
          </table:table-cell>
          <table:table-cell table:style-name="ce42" office:value-type="float" office:value="9504107.69142184" calcext:value-type="float">
            <text:p><text:s/>9,504,1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0669.347354" calcext:value-type="float">
            <text:p><text:s/>2,020,6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040102.98555556" calcext:value-type="float">
            <text:p><text:s/>3,040,103 <text:s/></text:p>
          </table:table-cell>
          <table:table-cell table:style-name="ce42" office:value-type="float" office:value="2966540.09111111" calcext:value-type="float">
            <text:p><text:s/>2,966,540 <text:s/></text:p>
          </table:table-cell>
          <table:table-cell table:style-name="ce42" office:value-type="float" office:value="73562.8944444445" calcext:value-type="float">
            <text:p><text:s/>73,5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196813.46127622" calcext:value-type="float">
            <text:p><text:s/>2,196,8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144.113922222" calcext:value-type="float">
            <text:p><text:s/>176,1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0669.347354" calcext:value-type="float">
            <text:p><text:s/>2,020,6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963934.90888889" calcext:value-type="float">
            <text:p><text:s/>7,963,9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63934.90888889" calcext:value-type="float">
            <text:p><text:s/>7,963,9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746715.53083295" calcext:value-type="float">
            <text:p><text:s/>1,746,71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90465.77416628" calcext:value-type="float">
            <text:p><text:s/>1,290,46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880034.00011111" calcext:value-type="float">
            <text:p><text:s/>3,880,0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04114.52444444" calcext:value-type="float">
            <text:p><text:s/>2,304,1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880034.00011111" calcext:value-type="float">
            <text:p><text:s/>3,880,0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04114.52444444" calcext:value-type="float">
            <text:p><text:s/>2,304,1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02410.573333333" calcext:value-type="float">
            <text:p><text:s/>602,41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83191.794666667" calcext:value-type="float">
            <text:p><text:s/>283,19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19218.778666667" calcext:value-type="float">
            <text:p><text:s/>319,21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6296.17947777778" calcext:value-type="float">
            <text:p><text:s/>6,29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630.88714444444" calcext:value-type="float">
            <text:p><text:s/>1,63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462248.01566861" calcext:value-type="float">
            <text:p><text:s/>4,462,24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03465.06302261" calcext:value-type="float">
            <text:p><text:s/>3,303,465 <text:s/></text:p>
          </table:table-cell>
          <table:table-cell table:style-name="ce44" office:value-type="float" office:value="40253.8444444444" calcext:value-type="float">
            <text:p><text:s/>40,25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05935.254868222" calcext:value-type="float">
            <text:p><text:s/>605,93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132740.32677972" calcext:value-type="float">
            <text:p><text:s/>4,132,74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03465.06302261" calcext:value-type="float">
            <text:p><text:s/>3,303,46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16681.410423778" calcext:value-type="float">
            <text:p><text:s/>316,68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130377.12789083" calcext:value-type="float">
            <text:p><text:s/>4,130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1101.86413372" calcext:value-type="float">
            <text:p><text:s/>3,301,1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6681.410423778" calcext:value-type="float">
            <text:p><text:s/>316,6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263.07777777778" calcext:value-type="float">
            <text:p><text:s/>1,2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3.07777777778" calcext:value-type="float">
            <text:p><text:s/>1,2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49.955555555556" calcext:value-type="float">
            <text:p><text:s/>2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.955555555556" calcext:value-type="float">
            <text:p><text:s/>2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3897.4534559474" calcext:value-type="float">
            <text:p><text:s/>73,8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897.4534559474" calcext:value-type="float">
            <text:p><text:s/>73,8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83061.614875979" calcext:value-type="float">
            <text:p><text:s/>283,0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3061.614875979" calcext:value-type="float">
            <text:p><text:s/>283,0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085842.41246995" calcext:value-type="float">
            <text:p><text:s/>1,085,8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5842.41246995" calcext:value-type="float">
            <text:p><text:s/>1,085,8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3910.159068909" calcext:value-type="float">
            <text:p><text:s/>133,9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910.159068909" calcext:value-type="float">
            <text:p><text:s/>133,9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6477.7244444444" calcext:value-type="float">
            <text:p>( 26,47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477.7244444444" calcext:value-type="float">
            <text:p>( 26,47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07432.434624465" calcext:value-type="float">
            <text:p>( 107,43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7432.434624465" calcext:value-type="float">
            <text:p>( 107,43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75945.711973454" calcext:value-type="float">
            <text:p><text:s/>375,9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5945.711973454" calcext:value-type="float">
            <text:p><text:s/>375,9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75927.641427589" calcext:value-type="float">
            <text:p><text:s/>575,9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5927.641427589" calcext:value-type="float">
            <text:p><text:s/>575,9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8.9" calcext:value-type="float">
            <text:p><text:s/>5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8.9" calcext:value-type="float">
            <text:p><text:s/>5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58024.79444444" calcext:value-type="float">
            <text:p><text:s/>1,858,0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56787.35" calcext:value-type="float">
            <text:p><text:s/>1,856,7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37.44444444444" calcext:value-type="float">
            <text:p><text:s/>1,2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51282.48777778" calcext:value-type="float">
            <text:p><text:s/>1,851,2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51235.04333333" calcext:value-type="float">
            <text:p><text:s/>1,851,2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.4444444444444" calcext:value-type="float">
            <text:p><text:s/>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742.30666666667" calcext:value-type="float">
            <text:p><text:s/>6,7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52.30666666667" calcext:value-type="float">
            <text:p><text:s/>5,5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0" calcext:value-type="float">
            <text:p><text:s/>1,1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27612.374868222" calcext:value-type="float">
            <text:p><text:s/>827,6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5018.521534889" calcext:value-type="float">
            <text:p><text:s/>315,0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24204.930423778" calcext:value-type="float">
            <text:p><text:s/>824,2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11611.077090444" calcext:value-type="float">
            <text:p><text:s/>311,6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407.44444444444" calcext:value-type="float">
            <text:p><text:s/>3,4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407.44444444444" calcext:value-type="float">
            <text:p><text:s/>3,4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25.444444444444" calcext:value-type="float">
            <text:p><text:s/>42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425.444444444444" calcext:value-type="float">
            <text:p><text:s/>425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-0.00000149297778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149297778" calcext:value-type="float">
            <text:p><text:s/>-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363.19888888889" calcext:value-type="float">
            <text:p><text:s/>2,3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3.19888888889" calcext:value-type="float">
            <text:p><text:s/>2,3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363.19888888889" calcext:value-type="float">
            <text:p><text:s/>2,36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63.19888888889" calcext:value-type="float">
            <text:p><text:s/>2,36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29507.688888889" calcext:value-type="float">
            <text:p><text:s/>329,5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53.8444444444" calcext:value-type="float">
            <text:p><text:s/>40,2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9253.844444444" calcext:value-type="float">
            <text:p><text:s/>289,2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29507.688888889" calcext:value-type="float">
            <text:p><text:s/>329,5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53.8444444444" calcext:value-type="float">
            <text:p><text:s/>40,2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9253.844444444" calcext:value-type="float">
            <text:p><text:s/>289,2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4944955.946454" calcext:value-type="float">
            <text:p><text:s/>44,944,9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494681.946454" calcext:value-type="float">
            <text:p><text:s/>42,494,6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0274" calcext:value-type="float">
            <text:p><text:s/>2,450,2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6954222.77" calcext:value-type="float">
            <text:p><text:s/>36,954,2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954222.77" calcext:value-type="float">
            <text:p><text:s/>36,954,2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990733.176454" calcext:value-type="float">
            <text:p><text:s/>7,990,7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40459.176454" calcext:value-type="float">
            <text:p><text:s/>5,540,4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0274" calcext:value-type="float">
            <text:p><text:s/>2,450,2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65471" calcext:value-type="float">
            <text:p><text:s/>65,471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284183.5131153" calcext:value-type="float">
            <text:p><text:s/>36,284,184 <text:s/></text:p>
          </table:table-cell>
          <table:table-cell table:style-name="ce42" office:value-type="float" office:value="28639305" calcext:value-type="float">
            <text:p><text:s/>28,639,3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8045.94483889" calcext:value-type="float">
            <text:p><text:s/>1,188,0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2582.51322104" calcext:value-type="float">
            <text:p><text:s/>1,432,583 <text:s/></text:p>
          </table:table-cell>
          <table:table-cell table:style-name="ce42" office:value-type="float" office:value="576" calcext:value-type="float">
            <text:p><text:s/>5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7772.53333333" calcext:value-type="float">
            <text:p><text:s/>2,107,7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0340.44444444" calcext:value-type="float">
            <text:p><text:s/>1,020,3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048969.38900161" calcext:value-type="float">
            <text:p><text:s/>-1,048,969 <text:s/></text:p>
          </table:table-cell>
          <table:table-cell table:style-name="ce42" office:value-type="float" office:value="-235663" calcext:value-type="float">
            <text:p><text:s/>-235,66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282.1085177778" calcext:value-type="float">
            <text:p><text:s/>94,28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837928.411118" calcext:value-type="float">
            <text:p><text:s/>32,837,928 <text:s/></text:p>
          </table:table-cell>
          <table:table-cell table:style-name="ce43" office:value-type="float" office:value="28939863" calcext:value-type="float">
            <text:p><text:s/>28,939,86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93763.83632111" calcext:value-type="float">
            <text:p><text:s/>1,093,7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7030.36912222" calcext:value-type="float">
            <text:p><text:s/>2,497,0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61.51356666667" calcext:value-type="float">
            <text:p><text:s/>1,4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003252" calcext:value-type="float">
            <text:p><text:s/>0 <text:s/></text:p>
          </table:table-cell>
          <table:table-cell table:style-name="ce43" office:value-type="float" office:value="0.00000000000633" calcext:value-type="float">
            <text:p><text:s/>0 <text:s/></text:p>
          </table:table-cell>
          <table:table-cell table:style-name="ce43" office:value-type="float" office:value="0.000000000000037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7430.6666666667" calcext:value-type="float">
            <text:p><text:s/>97,431 <text:s/></text:p>
          </table:table-cell>
          <table:table-cell table:style-name="ce42" office:value-type="float" office:value="287066.103333333" calcext:value-type="float">
            <text:p><text:s/>287,066 <text:s/></text:p>
          </table:table-cell>
          <table:table-cell table:style-name="ce42" office:value-type="float" office:value="71752.9866666667" calcext:value-type="float">
            <text:p><text:s/>71,753 <text:s/></text:p>
          </table:table-cell>
          <table:table-cell table:style-name="ce42" office:value-type="float" office:value="35289937.1207644" calcext:value-type="float">
            <text:p><text:s/>35,289,937 <text:s/></text:p>
          </table:table-cell>
          <table:table-cell table:style-name="ce42" office:value-type="float" office:value="28939863" calcext:value-type="float">
            <text:p><text:s/>28,939,8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939863" calcext:value-type="float">
            <text:p><text:s/>28,939,8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62198.35555556" calcext:value-type="float">
            <text:p><text:s/>5,962,1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7430.6666666667" calcext:value-type="float">
            <text:p><text:s/>97,431 <text:s/></text:p>
          </table:table-cell>
          <table:table-cell table:style-name="ce43" office:value-type="float" office:value="287066.103333333" calcext:value-type="float">
            <text:p><text:s/>287,066 <text:s/></text:p>
          </table:table-cell>
          <table:table-cell table:style-name="ce43" office:value-type="float" office:value="71752.9866666667" calcext:value-type="float">
            <text:p><text:s/>71,753 <text:s/></text:p>
          </table:table-cell>
          <table:table-cell table:style-name="ce43" office:value-type="float" office:value="387875.765208802" calcext:value-type="float">
            <text:p><text:s/>387,87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11421.066666667" calcext:value-type="float">
            <text:p><text:s/>611,421 <text:s/></text:p>
          </table:table-cell>
          <table:table-cell table:style-name="ce42" office:value-type="float" office:value="840328.694333333" calcext:value-type="float">
            <text:p><text:s/>840,329 <text:s/></text:p>
          </table:table-cell>
          <table:table-cell table:style-name="ce42" office:value-type="float" office:value="124169.714666667" calcext:value-type="float">
            <text:p><text:s/>124,170 <text:s/></text:p>
          </table:table-cell>
          <table:table-cell table:style-name="ce42" office:value-type="float" office:value="30944965.5658728" calcext:value-type="float">
            <text:p><text:s/>30,944,9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192" calcext:value-type="float">
            <text:p><text:s/>1,045,192 <text:s/></text:p>
          </table:table-cell>
          <table:table-cell table:style-name="ce42" office:value-type="float" office:value="764600.697493333" calcext:value-type="float">
            <text:p><text:s/>764,6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11421.066666667" calcext:value-type="float">
            <text:p><text:s/>611,421 <text:s/></text:p>
          </table:table-cell>
          <table:table-cell table:style-name="ce42" office:value-type="float" office:value="840328.694333333" calcext:value-type="float">
            <text:p><text:s/>840,329 <text:s/></text:p>
          </table:table-cell>
          <table:table-cell table:style-name="ce42" office:value-type="float" office:value="124169.714666667" calcext:value-type="float">
            <text:p><text:s/>124,170 <text:s/></text:p>
          </table:table-cell>
          <table:table-cell table:style-name="ce42" office:value-type="float" office:value="30353753.850151" calcext:value-type="float">
            <text:p><text:s/>30,353,7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192" calcext:value-type="float">
            <text:p><text:s/>1,045,192 <text:s/></text:p>
          </table:table-cell>
          <table:table-cell table:style-name="ce42" office:value-type="float" office:value="691610.402660444" calcext:value-type="float">
            <text:p><text:s/>691,61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91211.715721778" calcext:value-type="float">
            <text:p><text:s/>591,2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2990.2948328889" calcext:value-type="float">
            <text:p><text:s/>72,9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66863.666666667" calcext:value-type="float">
            <text:p><text:s/>166,864 <text:s/></text:p>
          </table:table-cell>
          <table:table-cell table:style-name="ce42" office:value-type="float" office:value="402174.250333333" calcext:value-type="float">
            <text:p><text:s/>402,174 <text:s/></text:p>
          </table:table-cell>
          <table:table-cell table:style-name="ce42" office:value-type="float" office:value="33372.6563333333" calcext:value-type="float">
            <text:p><text:s/>33,373 <text:s/></text:p>
          </table:table-cell>
          <table:table-cell table:style-name="ce42" office:value-type="float" office:value="1515363.35572417" calcext:value-type="float">
            <text:p><text:s/>1,515,36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192" calcext:value-type="float">
            <text:p><text:s/>1,045,192 <text:s/></text:p>
          </table:table-cell>
          <table:table-cell table:style-name="ce42" office:value-type="float" office:value="11028.5023733333" calcext:value-type="float">
            <text:p><text:s/>11,0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.222222222222" calcext:value-type="float">
            <text:p><text:s/>1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88696.5333333333" calcext:value-type="float">
            <text:p><text:s/>88,697 <text:s/></text:p>
          </table:table-cell>
          <table:table-cell table:style-name="ce42" office:value-type="float" office:value="161122.605" calcext:value-type="float">
            <text:p><text:s/>161,123 <text:s/></text:p>
          </table:table-cell>
          <table:table-cell table:style-name="ce42" office:value-type="float" office:value="33372.6563333333" calcext:value-type="float">
            <text:p><text:s/>33,373 <text:s/></text:p>
          </table:table-cell>
          <table:table-cell table:style-name="ce42" office:value-type="float" office:value="11612.8888888889" calcext:value-type="float">
            <text:p><text:s/>11,6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8167.1333333333" calcext:value-type="float">
            <text:p><text:s/>78,167 <text:s/></text:p>
          </table:table-cell>
          <table:table-cell table:style-name="ce42" office:value-type="float" office:value="241051.645333333" calcext:value-type="float">
            <text:p><text:s/>241,0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3480.44461306" calcext:value-type="float">
            <text:p><text:s/>1,503,4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192" calcext:value-type="float">
            <text:p><text:s/>1,045,192 <text:s/></text:p>
          </table:table-cell>
          <table:table-cell table:style-name="ce42" office:value-type="float" office:value="11028.5023733333" calcext:value-type="float">
            <text:p><text:s/>11,0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.6" calcext:value-type="float">
            <text:p><text:s/>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.2" calcext:value-type="float">
            <text:p><text:s/>3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11.266666666667" calcext:value-type="float">
            <text:p><text:s/>311 <text:s/></text:p>
          </table:table-cell>
          <table:table-cell table:style-name="ce44" office:value-type="float" office:value="3611.40966666667" calcext:value-type="float">
            <text:p><text:s/>3,611 <text:s/></text:p>
          </table:table-cell>
          <table:table-cell table:style-name="ce44" office:value-type="float" office:value="742.616" calcext:value-type="float">
            <text:p><text:s/>74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46815.466666667" calcext:value-type="float">
            <text:p><text:s/>346,815 <text:s/></text:p>
          </table:table-cell>
          <table:table-cell table:style-name="ce44" office:value-type="float" office:value="147476.931" calcext:value-type="float">
            <text:p><text:s/>147,477 <text:s/></text:p>
          </table:table-cell>
          <table:table-cell table:style-name="ce44" office:value-type="float" office:value="18301.4556666667" calcext:value-type="float">
            <text:p><text:s/>18,301 <text:s/></text:p>
          </table:table-cell>
          <table:table-cell table:style-name="ce44" office:value-type="float" office:value="24480563.1313801" calcext:value-type="float">
            <text:p><text:s/>24,480,56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45874.51787444" calcext:value-type="float">
            <text:p><text:s/>1,845,87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46815.466666667" calcext:value-type="float">
            <text:p><text:s/>346,815 <text:s/></text:p>
          </table:table-cell>
          <table:table-cell table:style-name="ce44" office:value-type="float" office:value="147476.931" calcext:value-type="float">
            <text:p><text:s/>147,477 <text:s/></text:p>
          </table:table-cell>
          <table:table-cell table:style-name="ce44" office:value-type="float" office:value="18301.4556666667" calcext:value-type="float">
            <text:p><text:s/>18,301 <text:s/></text:p>
          </table:table-cell>
          <table:table-cell table:style-name="ce44" office:value-type="float" office:value="18906038.4499815" calcext:value-type="float">
            <text:p><text:s/>18,906,03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45874.51787444" calcext:value-type="float">
            <text:p><text:s/>1,845,8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46815.466666667" calcext:value-type="float">
            <text:p><text:s/>346,815 <text:s/></text:p>
          </table:table-cell>
          <table:table-cell table:style-name="ce42" office:value-type="float" office:value="147476.931" calcext:value-type="float">
            <text:p><text:s/>147,477 <text:s/></text:p>
          </table:table-cell>
          <table:table-cell table:style-name="ce42" office:value-type="float" office:value="18301.4556666667" calcext:value-type="float">
            <text:p><text:s/>18,301 <text:s/></text:p>
          </table:table-cell>
          <table:table-cell table:style-name="ce42" office:value-type="float" office:value="6082567.36679591" calcext:value-type="float">
            <text:p><text:s/>6,082,5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8514.201355556" calcext:value-type="float">
            <text:p><text:s/>488,5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074.7777777778" calcext:value-type="float">
            <text:p><text:s/>34,0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9934.528304224" calcext:value-type="float">
            <text:p><text:s/>479,9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659.15632888889" calcext:value-type="float">
            <text:p><text:s/>9,6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7597.89447273" calcext:value-type="float">
            <text:p><text:s/>1,067,5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25.83091444444" calcext:value-type="float">
            <text:p><text:s/>5,1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231.8111111111" calcext:value-type="float">
            <text:p><text:s/>29,2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06.3324266667" calcext:value-type="float">
            <text:p><text:s/>10,8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6.28798222222" calcext:value-type="float">
            <text:p><text:s/>2,2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189.763021379" calcext:value-type="float">
            <text:p><text:s/>441,1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81.29898222222" calcext:value-type="float">
            <text:p><text:s/>3,4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10.7067888889" calcext:value-type="float">
            <text:p><text:s/>10,4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13.24012222222" calcext:value-type="float">
            <text:p><text:s/>7,9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6424.02529744" calcext:value-type="float">
            <text:p><text:s/>1,196,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88.42314111111" calcext:value-type="float">
            <text:p><text:s/>4,2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3427.60666871" calcext:value-type="float">
            <text:p><text:s/>1,173,4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88.42314111111" calcext:value-type="float">
            <text:p><text:s/>4,2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41885.80213062" calcext:value-type="float">
            <text:p>( 1,141,88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288.42314111111" calcext:value-type="float">
            <text:p>( 4,28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1541.8045380849" calcext:value-type="float">
            <text:p>( 31,54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96.4186461924" calcext:value-type="float">
            <text:p><text:s/>22,9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174595558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091.240692222" calcext:value-type="float">
            <text:p><text:s/>144,0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79.17402555556" calcext:value-type="float">
            <text:p><text:s/>6,1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062.836839111" calcext:value-type="float">
            <text:p><text:s/>119,0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19.6911944444" calcext:value-type="float">
            <text:p><text:s/>11,62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36480.599110889" calcext:value-type="float">
            <text:p><text:s/>236,48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8288.8459277778" calcext:value-type="float">
            <text:p><text:s/>28,2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1017.274933333" calcext:value-type="float">
            <text:p><text:s/>791,0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937.308266667" calcext:value-type="float">
            <text:p><text:s/>140,9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739.205937778" calcext:value-type="float">
            <text:p><text:s/>159,7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33.62816" calcext:value-type="float">
            <text:p><text:s/>3,0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1278.068995556" calcext:value-type="float">
            <text:p><text:s/>631,2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7903.680106667" calcext:value-type="float">
            <text:p><text:s/>137,9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1849.846584444" calcext:value-type="float">
            <text:p>( 101,85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4867.50214" calcext:value-type="float">
            <text:p>( 64,86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68006.775618889" calcext:value-type="float">
            <text:p>( 268,00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4729.68673" calcext:value-type="float">
            <text:p>( 14,73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46815.466666667" calcext:value-type="float">
            <text:p><text:s/>346,815 <text:s/></text:p>
          </table:table-cell>
          <table:table-cell table:style-name="ce42" office:value-type="float" office:value="147476.931" calcext:value-type="float">
            <text:p><text:s/>147,477 <text:s/></text:p>
          </table:table-cell>
          <table:table-cell table:style-name="ce42" office:value-type="float" office:value="18301.4556666667" calcext:value-type="float">
            <text:p><text:s/>18,301 <text:s/></text:p>
          </table:table-cell>
          <table:table-cell table:style-name="ce42" office:value-type="float" office:value="907056.780057778" calcext:value-type="float">
            <text:p><text:s/>907,0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104.2929466667" calcext:value-type="float">
            <text:p><text:s/>53,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46815.466666667" calcext:value-type="float">
            <text:p><text:s/>346,815 <text:s/></text:p>
          </table:table-cell>
          <table:table-cell table:style-name="ce42" office:value-type="float" office:value="147476.931" calcext:value-type="float">
            <text:p><text:s/>147,477 <text:s/></text:p>
          </table:table-cell>
          <table:table-cell table:style-name="ce42" office:value-type="float" office:value="18301.4556666667" calcext:value-type="float">
            <text:p><text:s/>18,301 <text:s/></text:p>
          </table:table-cell>
          <table:table-cell table:style-name="ce42" office:value-type="float" office:value="829768.266157778" calcext:value-type="float">
            <text:p><text:s/>829,7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031.0234911111" calcext:value-type="float">
            <text:p><text:s/>42,0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288.5139" calcext:value-type="float">
            <text:p><text:s/>77,2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73.2694555556" calcext:value-type="float">
            <text:p><text:s/>11,0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0.666666666667" calcext:value-type="float">
            <text:p>( 19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620.9009522222" calcext:value-type="float">
            <text:p><text:s/>96,6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049.7453966667" calcext:value-type="float">
            <text:p><text:s/>21,05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221.0308922222" calcext:value-type="float">
            <text:p><text:s/>20,22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729.47533666667" calcext:value-type="float">
            <text:p><text:s/>2,7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568.9340990338" calcext:value-type="float">
            <text:p><text:s/>72,5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052.8785488889" calcext:value-type="float">
            <text:p><text:s/>12,0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684.8587011111" calcext:value-type="float">
            <text:p><text:s/>66,6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301.1253677778" calcext:value-type="float">
            <text:p><text:s/>15,3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0790.049095556" calcext:value-type="float">
            <text:p><text:s/>190,7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4487.426873333" calcext:value-type="float">
            <text:p><text:s/>164,4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.1333333333333" calcext:value-type="float">
            <text:p><text:s/>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264.888888889" calcext:value-type="float">
            <text:p><text:s/>168,2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38261.18888889" calcext:value-type="float">
            <text:p><text:s/>9,738,2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729.833333333" calcext:value-type="float">
            <text:p><text:s/>195,7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72070.02222222" calcext:value-type="float">
            <text:p><text:s/>9,172,0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695.1111111111" calcext:value-type="float">
            <text:p><text:s/>51,6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766.222222222" calcext:value-type="float">
            <text:p><text:s/>318,7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2103.011111111" calcext:value-type="float">
            <text:p><text:s/>952,1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1.23333333333" calcext:value-type="float">
            <text:p><text:s/>1,9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50151.777777778" calcext:value-type="float">
            <text:p><text:s/>950,15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5746.566666667" calcext:value-type="float">
            <text:p><text:s/>775,7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476.2" calcext:value-type="float">
            <text:p><text:s/>149,4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00.88888888889" calcext:value-type="float">
            <text:p><text:s/>4,2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42.84444444444" calcext:value-type="float">
            <text:p><text:s/>8,1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5.4" calcext:value-type="float">
            <text:p><text:s/>4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5.24444444444" calcext:value-type="float">
            <text:p><text:s/>2,5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1772.211111111" calcext:value-type="float">
            <text:p><text:s/>491,7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9073.777777778" calcext:value-type="float">
            <text:p><text:s/>119,07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57360.31651889" calcext:value-type="float">
            <text:p><text:s/>1,357,36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57360.31651889" calcext:value-type="float">
            <text:p><text:s/>1,357,3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74524.68139865" calcext:value-type="float">
            <text:p><text:s/>5,574,5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74524.68139865" calcext:value-type="float">
            <text:p><text:s/>5,574,5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730276.64" calcext:value-type="float">
            <text:p>( 2,730,27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31866.195593" calcext:value-type="float">
            <text:p><text:s/>26,331,8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55549.473" calcext:value-type="float">
            <text:p><text:s/>24,255,5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6316.722593" calcext:value-type="float">
            <text:p><text:s/>2,076,3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217.733333333" calcext:value-type="float">
            <text:p><text:s/>242,218 <text:s/></text:p>
          </table:table-cell>
          <table:table-cell table:style-name="ce42" office:value-type="float" office:value="2112740.93333333" calcext:value-type="float">
            <text:p><text:s/>2,112,741 <text:s/></text:p>
          </table:table-cell>
          <table:table-cell table:style-name="ce42" office:value-type="float" office:value="1312611.73333333" calcext:value-type="float">
            <text:p><text:s/>1,312,6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164.392199252" calcext:value-type="float">
            <text:p><text:s/>218,1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51.555555555556" calcext:value-type="float">
            <text:p><text:s/>652 <text:s/></text:p>
          </table:table-cell>
          <table:table-cell table:style-name="ce42" office:value-type="float" office:value="1019688.88888889" calcext:value-type="float">
            <text:p><text:s/>1,019,6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88174.098865919" calcext:value-type="float">
            <text:p><text:s/>-88,174 <text:s/></text:p>
          </table:table-cell>
          <table:table-cell table:style-name="ce42" office:value-type="float" office:value="-344087.466666667" calcext:value-type="float">
            <text:p><text:s/>-344,087 <text:s/></text:p>
          </table:table-cell>
          <table:table-cell table:style-name="ce42" office:value-type="float" office:value="117572.737136236" calcext:value-type="float">
            <text:p><text:s/>117,573 <text:s/></text:p>
          </table:table-cell>
          <table:table-cell table:style-name="ce42" office:value-type="float" office:value="4889.16666666667" calcext:value-type="float">
            <text:p><text:s/>4,889 <text:s/></text:p>
          </table:table-cell>
          <table:table-cell table:style-name="ce42" office:value-type="float" office:value="-10102.5274256264" calcext:value-type="float">
            <text:p><text:s/>-10,103 <text:s/></text:p>
          </table:table-cell>
          <table:table-cell table:style-name="ce42" office:value-type="float" office:value="29104.3052034042" calcext:value-type="float">
            <text:p><text:s/>29,104 <text:s/></text:p>
          </table:table-cell>
          <table:table-cell table:style-name="ce42" office:value-type="float" office:value="180046.055555556" calcext:value-type="float">
            <text:p><text:s/>180,04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2227.44" calcext:value-type="float">
            <text:p><text:s/>112,227 <text:s/></text:p>
          </table:table-cell>
          <table:table-cell table:style-name="ce43" office:value-type="float" office:value="2456828.4" calcext:value-type="float">
            <text:p><text:s/>2,456,828 <text:s/></text:p>
          </table:table-cell>
          <table:table-cell table:style-name="ce43" office:value-type="float" office:value="1195038.9961971" calcext:value-type="float">
            <text:p><text:s/>1,195,039 <text:s/></text:p>
          </table:table-cell>
          <table:table-cell table:style-name="ce43" office:value-type="float" office:value="-4889.16666666667" calcext:value-type="float">
            <text:p><text:s/>-4,889 <text:s/></text:p>
          </table:table-cell>
          <table:table-cell table:style-name="ce43" office:value-type="float" office:value="9450.97187007089" calcext:value-type="float">
            <text:p><text:s/>9,451 <text:s/></text:p>
          </table:table-cell>
          <table:table-cell table:style-name="ce43" office:value-type="float" office:value="-1048793.19409229" calcext:value-type="float">
            <text:p><text:s/>-1,048,793 <text:s/></text:p>
          </table:table-cell>
          <table:table-cell table:style-name="ce43" office:value-type="float" office:value="-180046.055555556" calcext:value-type="float">
            <text:p><text:s/>-180,0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8260.533333333" calcext:value-type="float">
            <text:p><text:s/>498,261 <text:s/></text:p>
          </table:table-cell>
          <table:table-cell table:style-name="ce42" office:value-type="float" office:value="36409.5333333333" calcext:value-type="float">
            <text:p><text:s/>36,410 <text:s/></text:p>
          </table:table-cell>
          <table:table-cell table:style-name="ce42" office:value-type="float" office:value="15249.1295304306" calcext:value-type="float">
            <text:p><text:s/>15,249 <text:s/></text:p>
          </table:table-cell>
          <table:table-cell table:style-name="ce42" office:value-type="float" office:value="289.166666666667" calcext:value-type="float">
            <text:p><text:s/>289 <text:s/></text:p>
          </table:table-cell>
          <table:table-cell table:style-name="ce42" office:value-type="float" office:value="964.994677805361" calcext:value-type="float">
            <text:p><text:s/>965 <text:s/></text:p>
          </table:table-cell>
          <table:table-cell table:style-name="ce42" office:value-type="float" office:value="22263.4497666391" calcext:value-type="float">
            <text:p><text:s/>22,263 <text:s/></text:p>
          </table:table-cell>
          <table:table-cell table:style-name="ce42" office:value-type="float" office:value="219685.333333333" calcext:value-type="float">
            <text:p><text:s/>219,6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6626.93333333" calcext:value-type="float">
            <text:p><text:s/>3,116,627 <text:s/></text:p>
          </table:table-cell>
          <table:table-cell table:style-name="ce42" office:value-type="float" office:value="3673261.8" calcext:value-type="float">
            <text:p><text:s/>3,673,262 <text:s/></text:p>
          </table:table-cell>
          <table:table-cell table:style-name="ce42" office:value-type="float" office:value="2244140.6" calcext:value-type="float">
            <text:p><text:s/>2,244,141 <text:s/></text:p>
          </table:table-cell>
          <table:table-cell table:style-name="ce42" office:value-type="float" office:value="8341.66666666667" calcext:value-type="float">
            <text:p><text:s/>8,342 <text:s/></text:p>
          </table:table-cell>
          <table:table-cell table:style-name="ce42" office:value-type="float" office:value="56178.9116966234" calcext:value-type="float">
            <text:p><text:s/>56,179 <text:s/></text:p>
          </table:table-cell>
          <table:table-cell table:style-name="ce42" office:value-type="float" office:value="1268196.19941449" calcext:value-type="float">
            <text:p><text:s/>1,268,196 <text:s/></text:p>
          </table:table-cell>
          <table:table-cell table:style-name="ce42" office:value-type="float" office:value="444209.055555556" calcext:value-type="float">
            <text:p><text:s/>444,2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6626.93333333" calcext:value-type="float">
            <text:p><text:s/>3,116,627 <text:s/></text:p>
          </table:table-cell>
          <table:table-cell table:style-name="ce42" office:value-type="float" office:value="3243306.51955556" calcext:value-type="float">
            <text:p><text:s/>3,243,307 <text:s/></text:p>
          </table:table-cell>
          <table:table-cell table:style-name="ce42" office:value-type="float" office:value="1976054.41102691" calcext:value-type="float">
            <text:p><text:s/>1,976,054 <text:s/></text:p>
          </table:table-cell>
          <table:table-cell table:style-name="ce42" office:value-type="float" office:value="8341.66666666667" calcext:value-type="float">
            <text:p><text:s/>8,342 <text:s/></text:p>
          </table:table-cell>
          <table:table-cell table:style-name="ce42" office:value-type="float" office:value="56178.9116966234" calcext:value-type="float">
            <text:p><text:s/>56,179 <text:s/></text:p>
          </table:table-cell>
          <table:table-cell table:style-name="ce42" office:value-type="float" office:value="1268196.19941449" calcext:value-type="float">
            <text:p><text:s/>1,268,196 <text:s/></text:p>
          </table:table-cell>
          <table:table-cell table:style-name="ce42" office:value-type="float" office:value="444209.055555556" calcext:value-type="float">
            <text:p><text:s/>444,20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9955.280444444" calcext:value-type="float">
            <text:p><text:s/>429,955 <text:s/></text:p>
          </table:table-cell>
          <table:table-cell table:style-name="ce43" office:value-type="float" office:value="268086.188973093" calcext:value-type="float">
            <text:p><text:s/>268,08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.533333333333" calcext:value-type="float">
            <text:p><text:s/>127 <text:s/></text:p>
          </table:table-cell>
          <table:table-cell table:style-name="ce42" office:value-type="float" office:value="2224.73333333333" calcext:value-type="float">
            <text:p><text:s/>2,225 <text:s/></text:p>
          </table:table-cell>
          <table:table-cell table:style-name="ce42" office:value-type="float" office:value="1318.2" calcext:value-type="float">
            <text:p><text:s/>1,3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" calcext:value-type="float">
            <text:p><text:s/>32 <text:s/></text:p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.533333333333" calcext:value-type="float">
            <text:p><text:s/>127 <text:s/></text:p>
          </table:table-cell>
          <table:table-cell table:style-name="ce42" office:value-type="float" office:value="2144.13333333333" calcext:value-type="float">
            <text:p><text:s/>2,144 <text:s/></text:p>
          </table:table-cell>
          <table:table-cell table:style-name="ce42" office:value-type="float" office:value="1275.73333333333" calcext:value-type="float">
            <text:p><text:s/>1,2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" calcext:value-type="float">
            <text:p><text:s/>32 <text:s/></text:p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.6" calcext:value-type="float">
            <text:p><text:s/>81 <text:s/></text:p>
          </table:table-cell>
          <table:table-cell table:style-name="ce42" office:value-type="float" office:value="42.4666666666667" calcext:value-type="float">
            <text:p><text:s/>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30467.30666667" calcext:value-type="float">
            <text:p><text:s/>2,730,467 <text:s/></text:p>
          </table:table-cell>
          <table:table-cell table:style-name="ce44" office:value-type="float" office:value="6091455.93333333" calcext:value-type="float">
            <text:p><text:s/>6,091,456 <text:s/></text:p>
          </table:table-cell>
          <table:table-cell table:style-name="ce44" office:value-type="float" office:value="3422612.26666667" calcext:value-type="float">
            <text:p><text:s/>3,422,612 <text:s/></text:p>
          </table:table-cell>
          <table:table-cell table:style-name="ce44" office:value-type="float" office:value="3163.33333333333" calcext:value-type="float">
            <text:p><text:s/>3,163 <text:s/></text:p>
          </table:table-cell>
          <table:table-cell table:style-name="ce44" office:value-type="float" office:value="64664.8888888889" calcext:value-type="float">
            <text:p><text:s/>64,665 <text:s/></text:p>
          </table:table-cell>
          <table:table-cell table:style-name="ce44" office:value-type="float" office:value="197107.555555556" calcext:value-type="float">
            <text:p><text:s/>197,108 <text:s/></text:p>
          </table:table-cell>
          <table:table-cell table:style-name="ce44" office:value-type="float" office:value="44470.1111111111" calcext:value-type="float">
            <text:p><text:s/>44,47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0.666666666667" calcext:value-type="float">
            <text:p><text:s/>191 <text:s/></text:p>
          </table:table-cell>
          <table:table-cell table:style-name="ce44" office:value-type="float" office:value="6091455.93333333" calcext:value-type="float">
            <text:p><text:s/>6,091,456 <text:s/></text:p>
          </table:table-cell>
          <table:table-cell table:style-name="ce44" office:value-type="float" office:value="3422612.26666667" calcext:value-type="float">
            <text:p><text:s/>3,422,612 <text:s/></text:p>
          </table:table-cell>
          <table:table-cell table:style-name="ce44" office:value-type="float" office:value="3163.33333333333" calcext:value-type="float">
            <text:p><text:s/>3,163 <text:s/></text:p>
          </table:table-cell>
          <table:table-cell table:style-name="ce44" office:value-type="float" office:value="64664.8888888889" calcext:value-type="float">
            <text:p><text:s/>64,665 <text:s/></text:p>
          </table:table-cell>
          <table:table-cell table:style-name="ce44" office:value-type="float" office:value="197107.555555556" calcext:value-type="float">
            <text:p><text:s/>197,108 <text:s/></text:p>
          </table:table-cell>
          <table:table-cell table:style-name="ce44" office:value-type="float" office:value="44470.1111111111" calcext:value-type="float">
            <text:p><text:s/>44,4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.666666666667" calcext:value-type="float">
            <text:p><text:s/>191 <text:s/></text:p>
          </table:table-cell>
          <table:table-cell table:style-name="ce42" office:value-type="float" office:value="4953.86666666667" calcext:value-type="float">
            <text:p><text:s/>4,954 <text:s/></text:p>
          </table:table-cell>
          <table:table-cell table:style-name="ce42" office:value-type="float" office:value="4374.06666666667" calcext:value-type="float">
            <text:p><text:s/>4,3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89.27777777778" calcext:value-type="float">
            <text:p><text:s/>6,4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.2" calcext:value-type="float">
            <text:p><text:s/>18 <text:s/></text:p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.5333333333333" calcext:value-type="float">
            <text:p><text:s/>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7.72222222222" calcext:value-type="float">
            <text:p><text:s/>1,0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" calcext:value-type="float">
            <text:p><text:s/>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.866666666667" calcext:value-type="float">
            <text:p><text:s/>1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.5" calcext:value-type="float">
            <text:p><text:s/>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3333333333333" calcext:value-type="float">
            <text:p><text:s/>17 <text:s/></text:p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1.555555555556" calcext:value-type="float">
            <text:p><text:s/>5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3333333333333" calcext:value-type="float">
            <text:p><text:s/>17 <text:s/></text:p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1.555555555556" calcext:value-type="float">
            <text:p><text:s/>5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.3333333333333" calcext:value-type="float">
            <text:p>( 17 <text:s/>)</text:p>
          </table:table-cell>
          <table:table-cell table:style-name="ce45" office:value-type="float" office:value="6.93333333333333" calcext:value-type="float">
            <text:p>( 7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51.555555555556" calcext:value-type="float">
            <text:p>( 55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6666666666667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.8" calcext:value-type="float">
            <text:p><text:s/>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.6666666666667" calcext:value-type="float">
            <text:p><text:s/>2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9333333333333" calcext:value-type="float">
            <text:p><text:s/>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.0555555555556" calcext:value-type="float">
            <text:p><text:s/>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9333333333333" calcext:value-type="float">
            <text:p><text:s/>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3.0555555555556" calcext:value-type="float">
            <text:p><text:s/>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8" table:style-name="ce45" office:value-type="float" office:value="0" calcext:value-type="float">
            <text:p/>
          </table:table-cell>
          <table:table-cell table:style-name="ce45" office:value-type="float" office:value="2.83333333333333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8" table:style-name="ce47" office:value-type="float" office:value="0" calcext:value-type="float">
            <text:p/>
          </table:table-cell>
          <table:table-cell table:style-name="ce47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.666666666667" calcext:value-type="float">
            <text:p><text:s/>191 <text:s/></text:p>
          </table:table-cell>
          <table:table-cell table:style-name="ce42" office:value-type="float" office:value="104" calcext:value-type="float">
            <text:p><text:s/>104 <text:s/></text:p>
          </table:table-cell>
          <table:table-cell table:style-name="ce42" office:value-type="float" office:value="52" calcext:value-type="float">
            <text:p><text:s/>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93.83333333333" calcext:value-type="float">
            <text:p><text:s/>3,7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" calcext:value-type="float">
            <text:p><text:s/>104 <text:s/></text:p>
          </table:table-cell>
          <table:table-cell table:style-name="ce42" office:value-type="float" office:value="52" calcext:value-type="float">
            <text:p><text:s/>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6.27777777778" calcext:value-type="float">
            <text:p><text:s/>3,7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.666666666667" calcext:value-type="float">
            <text:p><text:s/>1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0.666666666667" calcext:value-type="float">
            <text:p>( 19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9" calcext:value-type="float">
            <text:p><text:s/>28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.46666666666667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.4" calcext:value-type="float">
            <text:p><text:s/>75 <text:s/></text:p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.722222222222" calcext:value-type="float">
            <text:p><text:s/>1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9.66666666667" calcext:value-type="float">
            <text:p><text:s/>4,390 <text:s/></text:p>
          </table:table-cell>
          <table:table-cell table:style-name="ce42" office:value-type="float" office:value="4305.6" calcext:value-type="float">
            <text:p><text:s/>4,3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1.222222222222" calcext:value-type="float">
            <text:p><text:s/>5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.2666666666667" calcext:value-type="float">
            <text:p><text:s/>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55900.06666667" calcext:value-type="float">
            <text:p><text:s/>6,055,900 <text:s/></text:p>
          </table:table-cell>
          <table:table-cell table:style-name="ce42" office:value-type="float" office:value="3404311.73333333" calcext:value-type="float">
            <text:p><text:s/>3,404,312 <text:s/></text:p>
          </table:table-cell>
          <table:table-cell table:style-name="ce42" office:value-type="float" office:value="825.833333333333" calcext:value-type="float">
            <text:p><text:s/>826 <text:s/></text:p>
          </table:table-cell>
          <table:table-cell table:style-name="ce42" office:value-type="float" office:value="701.333333333333" calcext:value-type="float">
            <text:p><text:s/>701 <text:s/></text:p>
          </table:table-cell>
          <table:table-cell table:style-name="ce42" office:value-type="float" office:value="194202.666666667" calcext:value-type="float">
            <text:p><text:s/>194,2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5.833333333333" calcext:value-type="float">
            <text:p><text:s/>826 <text:s/></text:p>
          </table:table-cell>
          <table:table-cell table:style-name="ce42" office:value-type="float" office:value="701.333333333333" calcext:value-type="float">
            <text:p><text:s/>701 <text:s/></text:p>
          </table:table-cell>
          <table:table-cell table:style-name="ce42" office:value-type="float" office:value="194202.666666667" calcext:value-type="float">
            <text:p><text:s/>194,2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55900.06666667" calcext:value-type="float">
            <text:p><text:s/>6,055,900 <text:s/></text:p>
          </table:table-cell>
          <table:table-cell table:style-name="ce42" office:value-type="float" office:value="3404311.73333333" calcext:value-type="float">
            <text:p><text:s/>3,404,3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.6" calcext:value-type="float">
            <text:p><text:s/>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.6" calcext:value-type="float">
            <text:p><text:s/>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560.4" calcext:value-type="float">
            <text:p><text:s/>30,560 <text:s/></text:p>
          </table:table-cell>
          <table:table-cell table:style-name="ce42" office:value-type="float" office:value="13926.4666666667" calcext:value-type="float">
            <text:p><text:s/>13,926 <text:s/></text:p>
          </table:table-cell>
          <table:table-cell table:style-name="ce42" office:value-type="float" office:value="2337.5" calcext:value-type="float">
            <text:p><text:s/>2,338 <text:s/></text:p>
          </table:table-cell>
          <table:table-cell table:style-name="ce42" office:value-type="float" office:value="63963.5555555556" calcext:value-type="float">
            <text:p><text:s/>63,964 <text:s/></text:p>
          </table:table-cell>
          <table:table-cell table:style-name="ce42" office:value-type="float" office:value="2904.88888888889" calcext:value-type="float">
            <text:p><text:s/>2,905 <text:s/></text:p>
          </table:table-cell>
          <table:table-cell table:style-name="ce42" office:value-type="float" office:value="37955.3333333333" calcext:value-type="float">
            <text:p><text:s/>37,9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0005.4444444444" calcext:value-type="float">
            <text:p><text:s/>10,0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.8" calcext:value-type="float">
            <text:p><text:s/>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.7777777777778" calcext:value-type="float">
            <text:p><text:s/>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6" calcext:value-type="float">
            <text:p><text:s/>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698.9333333333" calcext:value-type="float">
            <text:p><text:s/>29,699 <text:s/></text:p>
          </table:table-cell>
          <table:table-cell table:style-name="ce42" office:value-type="float" office:value="13852.8" calcext:value-type="float">
            <text:p><text:s/>13,853 <text:s/></text:p>
          </table:table-cell>
          <table:table-cell table:style-name="ce42" office:value-type="float" office:value="2337.5" calcext:value-type="float">
            <text:p><text:s/>2,338 <text:s/></text:p>
          </table:table-cell>
          <table:table-cell table:style-name="ce42" office:value-type="float" office:value="63963.5555555556" calcext:value-type="float">
            <text:p><text:s/>63,964 <text:s/></text:p>
          </table:table-cell>
          <table:table-cell table:style-name="ce42" office:value-type="float" office:value="2904.88888888889" calcext:value-type="float">
            <text:p><text:s/>2,905 <text:s/></text:p>
          </table:table-cell>
          <table:table-cell table:style-name="ce42" office:value-type="float" office:value="24884.2222222222" calcext:value-type="float">
            <text:p><text:s/>24,88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31.133333333333" calcext:value-type="float">
            <text:p><text:s/>831 <text:s/></text:p>
          </table:table-cell>
          <table:table-cell table:style-name="ce43" office:value-type="float" office:value="73.6666666666667" calcext:value-type="float">
            <text:p><text:s/>7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93.88888888889" calcext:value-type="float">
            <text:p><text:s/>2,99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30276.64" calcext:value-type="float">
            <text:p><text:s/>2,730,2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30276.64" calcext:value-type="float">
            <text:p><text:s/>2,730,2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730276.64" calcext:value-type="float">
            <text:p>( 2,730,27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84994" calcext:value-type="float">
            <text:p><text:s/>3,184,9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7373.866666667" calcext:value-type="float">
            <text:p><text:s/>237,374 <text:s/></text:p>
          </table:table-cell>
          <table:table-cell table:style-name="ce42" office:value-type="float" office:value="87388.8888888889" calcext:value-type="float">
            <text:p><text:s/>87,389 <text:s/></text:p>
          </table:table-cell>
          <table:table-cell table:style-name="ce42" office:value-type="float" office:value="262247.523831927" calcext:value-type="float">
            <text:p><text:s/>262,2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25.62222222222" calcext:value-type="float">
            <text:p><text:s/>6,226 <text:s/></text:p>
          </table:table-cell>
          <table:table-cell table:style-name="ce42" office:value-type="float" office:value="323644" calcext:value-type="float">
            <text:p><text:s/>323,6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05494.666666667" calcext:value-type="float">
            <text:p><text:s/>205,495 <text:s/></text:p>
          </table:table-cell>
          <table:table-cell table:style-name="ce42" office:value-type="float" office:value="556767.644444444" calcext:value-type="float">
            <text:p><text:s/>556,7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4492.8" calcext:value-type="float">
            <text:p><text:s/>214,493 <text:s/></text:p>
          </table:table-cell>
          <table:table-cell table:style-name="ce42" office:value-type="float" office:value="49474.4444444445" calcext:value-type="float">
            <text:p><text:s/>49,474 <text:s/></text:p>
          </table:table-cell>
          <table:table-cell table:style-name="ce42" office:value-type="float" office:value="11190.3847899064" calcext:value-type="float">
            <text:p><text:s/>11,1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218.8666666667" calcext:value-type="float">
            <text:p><text:s/>21,219 <text:s/></text:p>
          </table:table-cell>
          <table:table-cell table:style-name="ce42" office:value-type="float" office:value="155203.314009662" calcext:value-type="float">
            <text:p><text:s/>155,2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55559.555555556" calcext:value-type="float">
            <text:p><text:s/>155,560 <text:s/></text:p>
          </table:table-cell>
          <table:table-cell table:style-name="ce42" office:value-type="float" office:value="1949991.11111111" calcext:value-type="float">
            <text:p><text:s/>1,949,9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1.86666666667" calcext:value-type="float">
            <text:p><text:s/>2,2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69105.757333333" calcext:value-type="float">
            <text:p><text:s/>-169,106 <text:s/></text:p>
          </table:table-cell>
          <table:table-cell table:style-name="ce42" office:value-type="float" office:value="-423938.044444444" calcext:value-type="float">
            <text:p><text:s/>-423,9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05.998679868" calcext:value-type="float">
            <text:p><text:s/>15,606 <text:s/></text:p>
          </table:table-cell>
          <table:table-cell table:style-name="ce42" office:value-type="float" office:value="18331.1111111111" calcext:value-type="float">
            <text:p><text:s/>18,331 <text:s/></text:p>
          </table:table-cell>
          <table:table-cell table:style-name="ce42" office:value-type="float" office:value="-12368.8444444445" calcext:value-type="float">
            <text:p><text:s/>-12,3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2230.2" calcext:value-type="float">
            <text:p><text:s/>-22,230 <text:s/></text:p>
          </table:table-cell>
          <table:table-cell table:style-name="ce42" office:value-type="float" office:value="-85558.1955555556" calcext:value-type="float">
            <text:p><text:s/>-85,55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91948.464888889" calcext:value-type="float">
            <text:p><text:s/>-191,948 <text:s/></text:p>
          </table:table-cell>
          <table:table-cell table:style-name="ce43" office:value-type="float" office:value="1102173.28888889" calcext:value-type="float">
            <text:p><text:s/>1,102,17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053.20132013201" calcext:value-type="float">
            <text:p><text:s/>5,053 <text:s/></text:p>
          </table:table-cell>
          <table:table-cell table:style-name="ce43" office:value-type="float" office:value="19583.3333333333" calcext:value-type="float">
            <text:p><text:s/>19,583 <text:s/></text:p>
          </table:table-cell>
          <table:table-cell table:style-name="ce43" office:value-type="float" office:value="263425.983486465" calcext:value-type="float">
            <text:p><text:s/>263,42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236.95555555555" calcext:value-type="float">
            <text:p><text:s/>7,237 <text:s/></text:p>
          </table:table-cell>
          <table:table-cell table:style-name="ce43" office:value-type="float" office:value="253998.881545894" calcext:value-type="float">
            <text:p><text:s/>253,9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51348.9777777778" calcext:value-type="float">
            <text:p><text:s/>51,349 <text:s/></text:p>
          </table:table-cell>
          <table:table-cell table:style-name="ce42" office:value-type="float" office:value="1340561.64444444" calcext:value-type="float">
            <text:p><text:s/>1,340,5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17.33333333333" calcext:value-type="float">
            <text:p><text:s/>2,917 <text:s/></text:p>
          </table:table-cell>
          <table:table-cell table:style-name="ce42" office:value-type="float" office:value="4.44444444444444" calcext:value-type="float">
            <text:p><text:s/>4 <text:s/></text:p>
          </table:table-cell>
          <table:table-cell table:style-name="ce42" office:value-type="float" office:value="1553.02222222222" calcext:value-type="float">
            <text:p><text:s/>1,5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1310.422222222" calcext:value-type="float">
            <text:p><text:s/>321,31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85021.582112278" calcext:value-type="float">
            <text:p><text:s/>385,022 <text:s/></text:p>
          </table:table-cell>
          <table:table-cell table:style-name="ce42" office:value-type="float" office:value="5965052.53865208" calcext:value-type="float">
            <text:p><text:s/>5,965,0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4956.977777778" calcext:value-type="float">
            <text:p><text:s/>384,957 <text:s/></text:p>
          </table:table-cell>
          <table:table-cell table:style-name="ce42" office:value-type="float" office:value="5577241.37777778" calcext:value-type="float">
            <text:p><text:s/>5,577,2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4.6043345004444" calcext:value-type="float">
            <text:p><text:s/>65 <text:s/></text:p>
          </table:table-cell>
          <table:table-cell table:style-name="ce43" office:value-type="float" office:value="387811.160874301" calcext:value-type="float">
            <text:p><text:s/>387,81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326640.97777778" calcext:value-type="float">
            <text:p><text:s/>5,326,641 <text:s/></text:p>
          </table:table-cell>
          <table:table-cell table:style-name="ce42" office:value-type="float" office:value="12509186.8444444" calcext:value-type="float">
            <text:p><text:s/>12,509,1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902.442244224" calcext:value-type="float">
            <text:p><text:s/>292,902 <text:s/></text:p>
          </table:table-cell>
          <table:table-cell table:style-name="ce42" office:value-type="float" office:value="770763.333333333" calcext:value-type="float">
            <text:p><text:s/>770,763 <text:s/></text:p>
          </table:table-cell>
          <table:table-cell table:style-name="ce42" office:value-type="float" office:value="57224.8111111111" calcext:value-type="float">
            <text:p><text:s/>57,2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139.177777778" calcext:value-type="float">
            <text:p><text:s/>127,139 <text:s/></text:p>
          </table:table-cell>
          <table:table-cell table:style-name="ce42" office:value-type="float" office:value="1484500.71502415" calcext:value-type="float">
            <text:p><text:s/>1,484,5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285457.09244444" calcext:value-type="float">
            <text:p><text:s/>5,285,457 <text:s/></text:p>
          </table:table-cell>
          <table:table-cell table:style-name="ce42" office:value-type="float" office:value="12509186.8444444" calcext:value-type="float">
            <text:p><text:s/>12,509,1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902.442244224" calcext:value-type="float">
            <text:p><text:s/>292,902 <text:s/></text:p>
          </table:table-cell>
          <table:table-cell table:style-name="ce42" office:value-type="float" office:value="770763.333333333" calcext:value-type="float">
            <text:p><text:s/>770,763 <text:s/></text:p>
          </table:table-cell>
          <table:table-cell table:style-name="ce42" office:value-type="float" office:value="57224.8111111111" calcext:value-type="float">
            <text:p><text:s/>57,2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139.177777778" calcext:value-type="float">
            <text:p><text:s/>127,139 <text:s/></text:p>
          </table:table-cell>
          <table:table-cell table:style-name="ce42" office:value-type="float" office:value="1437418.45991304" calcext:value-type="float">
            <text:p><text:s/>1,437,41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1183.8853333333" calcext:value-type="float">
            <text:p><text:s/>41,18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47082.2551111111" calcext:value-type="float">
            <text:p><text:s/>47,0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3968" calcext:value-type="float">
            <text:p><text:s/>33,968 <text:s/></text:p>
          </table:table-cell>
          <table:table-cell table:style-name="ce42" office:value-type="float" office:value="422784.031128618" calcext:value-type="float">
            <text:p><text:s/>422,7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25.4222222222222" calcext:value-type="float">
            <text:p><text:s/>25 <text:s/></text:p>
          </table:table-cell>
          <table:table-cell table:style-name="ce42" office:value-type="float" office:value="128.8" calcext:value-type="float">
            <text:p><text:s/>1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47.644444444444" calcext:value-type="float">
            <text:p><text:s/>148 <text:s/></text:p>
          </table:table-cell>
          <table:table-cell table:style-name="ce42" office:value-type="float" office:value="11465.2444444444" calcext:value-type="float">
            <text:p><text:s/>11,4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3759.7333333333" calcext:value-type="float">
            <text:p><text:s/>33,760 <text:s/></text:p>
          </table:table-cell>
          <table:table-cell table:style-name="ce42" office:value-type="float" office:value="411189.986684174" calcext:value-type="float">
            <text:p><text:s/>411,1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5.2" calcext:value-type="float">
            <text:p><text:s/>35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664353.95299883" calcext:value-type="float">
            <text:p><text:s/>4,664,354 <text:s/></text:p>
          </table:table-cell>
          <table:table-cell table:style-name="ce44" office:value-type="float" office:value="5882961.91910819" calcext:value-type="float">
            <text:p><text:s/>5,882,96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5038.310231023" calcext:value-type="float">
            <text:p><text:s/>295,038 <text:s/></text:p>
          </table:table-cell>
          <table:table-cell table:style-name="ce44" office:value-type="float" office:value="790342.222222222" calcext:value-type="float">
            <text:p><text:s/>790,342 <text:s/></text:p>
          </table:table-cell>
          <table:table-cell table:style-name="ce44" office:value-type="float" office:value="319097.772375354" calcext:value-type="float">
            <text:p><text:s/>319,09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4376.133333333" calcext:value-type="float">
            <text:p><text:s/>134,376 <text:s/></text:p>
          </table:table-cell>
          <table:table-cell table:style-name="ce44" office:value-type="float" office:value="1417189.17434783" calcext:value-type="float">
            <text:p><text:s/>1,417,18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664353.95299883" calcext:value-type="float">
            <text:p><text:s/>4,664,354 <text:s/></text:p>
          </table:table-cell>
          <table:table-cell table:style-name="ce44" office:value-type="float" office:value="5882961.91910819" calcext:value-type="float">
            <text:p><text:s/>5,882,962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6937.111111111" calcext:value-type="float">
            <text:p><text:s/>106,937 <text:s/></text:p>
          </table:table-cell>
          <table:table-cell table:style-name="ce44" office:value-type="float" office:value="4858.46" calcext:value-type="float">
            <text:p><text:s/>4,8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8620.352998833" calcext:value-type="float">
            <text:p><text:s/>218,620 <text:s/></text:p>
          </table:table-cell>
          <table:table-cell table:style-name="ce42" office:value-type="float" office:value="5252003.4302193" calcext:value-type="float">
            <text:p><text:s/>5,252,0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937.111111111" calcext:value-type="float">
            <text:p><text:s/>106,937 <text:s/></text:p>
          </table:table-cell>
          <table:table-cell table:style-name="ce42" office:value-type="float" office:value="4858.46" calcext:value-type="float">
            <text:p><text:s/>4,8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8998.2222222222" calcext:value-type="float">
            <text:p><text:s/>18,998 <text:s/></text:p>
          </table:table-cell>
          <table:table-cell table:style-name="ce42" office:value-type="float" office:value="15058.3555555556" calcext:value-type="float">
            <text:p><text:s/>15,0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6432.5333333333" calcext:value-type="float">
            <text:p><text:s/>16,433 <text:s/></text:p>
          </table:table-cell>
          <table:table-cell table:style-name="ce42" office:value-type="float" office:value="452786.583086446" calcext:value-type="float">
            <text:p><text:s/>452,7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140.59401743289" calcext:value-type="float">
            <text:p><text:s/>4,141 <text:s/></text:p>
          </table:table-cell>
          <table:table-cell table:style-name="ce42" office:value-type="float" office:value="1058265.5250964" calcext:value-type="float">
            <text:p><text:s/>1,058,2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22.222222222222" calcext:value-type="float">
            <text:p><text:s/>122 <text:s/></text:p>
          </table:table-cell>
          <table:table-cell table:style-name="ce42" office:value-type="float" office:value="29106.7555555556" calcext:value-type="float">
            <text:p><text:s/>29,1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98.933333333333" calcext:value-type="float">
            <text:p><text:s/>399 <text:s/></text:p>
          </table:table-cell>
          <table:table-cell table:style-name="ce42" office:value-type="float" office:value="8104.17777777778" calcext:value-type="float">
            <text:p><text:s/>8,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598.72021270133" calcext:value-type="float">
            <text:p><text:s/>1,599 <text:s/></text:p>
          </table:table-cell>
          <table:table-cell table:style-name="ce42" office:value-type="float" office:value="435928.377159789" calcext:value-type="float">
            <text:p><text:s/>435,9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513.333333333333" calcext:value-type="float">
            <text:p><text:s/>513 <text:s/></text:p>
          </table:table-cell>
          <table:table-cell table:style-name="ce42" office:value-type="float" office:value="1984.13333333333" calcext:value-type="float">
            <text:p><text:s/>1,9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4348.5897323431" calcext:value-type="float">
            <text:p><text:s/>44,349 <text:s/></text:p>
          </table:table-cell>
          <table:table-cell table:style-name="ce42" office:value-type="float" office:value="1147218.1235351" calcext:value-type="float">
            <text:p><text:s/>1,147,2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4348.5897323431" calcext:value-type="float">
            <text:p><text:s/>44,349 <text:s/></text:p>
          </table:table-cell>
          <table:table-cell table:style-name="ce42" office:value-type="float" office:value="1124221.70490636" calcext:value-type="float">
            <text:p><text:s/>1,124,2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0433.054621232" calcext:value-type="float">
            <text:p>( 20,433 <text:s/>)</text:p>
          </table:table-cell>
          <table:table-cell table:style-name="ce45" office:value-type="float" office:value="1116595.43547939" calcext:value-type="float">
            <text:p>( 1,116,59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3915.5351111111" calcext:value-type="float">
            <text:p>( 23,916 <text:s/>)</text:p>
          </table:table-cell>
          <table:table-cell table:style-name="ce45" office:value-type="float" office:value="7626.26942697378" calcext:value-type="float">
            <text:p>( 7,62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96.4186461924" calcext:value-type="float">
            <text:p><text:s/>22,9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74595558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585.06666666667" calcext:value-type="float">
            <text:p><text:s/>5,585 <text:s/></text:p>
          </table:table-cell>
          <table:table-cell table:style-name="ce42" office:value-type="float" office:value="132310.311111111" calcext:value-type="float">
            <text:p><text:s/>132,3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84.533333333333" calcext:value-type="float">
            <text:p><text:s/>285 <text:s/></text:p>
          </table:table-cell>
          <table:table-cell table:style-name="ce42" office:value-type="float" office:value="107137.812311333" calcext:value-type="float">
            <text:p><text:s/>107,1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584.00459386667" calcext:value-type="float">
            <text:p><text:s/>2,584 <text:s/></text:p>
          </table:table-cell>
          <table:table-cell table:style-name="ce46" office:value-type="float" office:value="205584.193033689" calcext:value-type="float">
            <text:p><text:s/>205,58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3293.3333333333" calcext:value-type="float">
            <text:p><text:s/>33,293 <text:s/></text:p>
          </table:table-cell>
          <table:table-cell table:style-name="ce42" office:value-type="float" office:value="509796.533333333" calcext:value-type="float">
            <text:p><text:s/>509,7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937.111111111" calcext:value-type="float">
            <text:p><text:s/>106,9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5236.4444444444" calcext:value-type="float">
            <text:p><text:s/>25,236 <text:s/></text:p>
          </table:table-cell>
          <table:table-cell table:style-name="ce42" office:value-type="float" office:value="61311.8666666667" calcext:value-type="float">
            <text:p><text:s/>61,3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137.3333333333" calcext:value-type="float">
            <text:p><text:s/>70,1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8056.88888888889" calcext:value-type="float">
            <text:p><text:s/>8,057 <text:s/></text:p>
          </table:table-cell>
          <table:table-cell table:style-name="ce42" office:value-type="float" office:value="448484.666666667" calcext:value-type="float">
            <text:p><text:s/>448,4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799.7777777778" calcext:value-type="float">
            <text:p><text:s/>36,8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78.666666666667" calcext:value-type="float">
            <text:p>( 279 <text:s/>)</text:p>
          </table:table-cell>
          <table:table-cell table:style-name="ce45" office:value-type="float" office:value="36700.8444444444" calcext:value-type="float">
            <text:p>( 36,70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491.37777777778" calcext:value-type="float">
            <text:p>( 2,491 <text:s/>)</text:p>
          </table:table-cell>
          <table:table-cell table:style-name="ce47" office:value-type="float" office:value="250783.822222222" calcext:value-type="float">
            <text:p>( 250,784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232.7111111111" calcext:value-type="float">
            <text:p><text:s/>11,233 <text:s/></text:p>
          </table:table-cell>
          <table:table-cell table:style-name="ce42" office:value-type="float" office:value="833772.816" calcext:value-type="float">
            <text:p><text:s/>833,7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858.46" calcext:value-type="float">
            <text:p><text:s/>4,85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0127.8222222222" calcext:value-type="float">
            <text:p><text:s/>10,128 <text:s/></text:p>
          </table:table-cell>
          <table:table-cell table:style-name="ce42" office:value-type="float" office:value="768860.682666667" calcext:value-type="float">
            <text:p><text:s/>768,8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858.46" calcext:value-type="float">
            <text:p><text:s/>4,85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04.88888888889" calcext:value-type="float">
            <text:p><text:s/>1,105 <text:s/></text:p>
          </table:table-cell>
          <table:table-cell table:style-name="ce42" office:value-type="float" office:value="64912.1333333333" calcext:value-type="float">
            <text:p><text:s/>64,9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298.04444444444" calcext:value-type="float">
            <text:p><text:s/>3,298 <text:s/></text:p>
          </table:table-cell>
          <table:table-cell table:style-name="ce42" office:value-type="float" office:value="71979.7777777778" calcext:value-type="float">
            <text:p><text:s/>71,9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794.22222222222" calcext:value-type="float">
            <text:p><text:s/>1,794 <text:s/></text:p>
          </table:table-cell>
          <table:table-cell table:style-name="ce46" office:value-type="float" office:value="15690.0888888889" calcext:value-type="float">
            <text:p><text:s/>15,69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123.82222026667" calcext:value-type="float">
            <text:p><text:s/>6,124 <text:s/></text:p>
          </table:table-cell>
          <table:table-cell table:style-name="ce42" office:value-type="float" office:value="54193.111107656" calcext:value-type="float">
            <text:p><text:s/>54,1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1489.8666666667" calcext:value-type="float">
            <text:p><text:s/>11,490 <text:s/></text:p>
          </table:table-cell>
          <table:table-cell table:style-name="ce42" office:value-type="float" office:value="34912.9777777778" calcext:value-type="float">
            <text:p><text:s/>34,9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365.24444444444" calcext:value-type="float">
            <text:p><text:s/>2,365 <text:s/></text:p>
          </table:table-cell>
          <table:table-cell table:style-name="ce42" office:value-type="float" office:value="23937.3777777778" calcext:value-type="float">
            <text:p><text:s/>23,9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8.1333333333333" calcext:value-type="float">
            <text:p><text:s/>3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3978.2222222222" calcext:value-type="float">
            <text:p><text:s/>53,978 <text:s/></text:p>
          </table:table-cell>
          <table:table-cell table:style-name="ce42" office:value-type="float" office:value="114236.4" calcext:value-type="float">
            <text:p><text:s/>114,2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273955.91111111" calcext:value-type="float">
            <text:p><text:s/>3,273,956 <text:s/></text:p>
          </table:table-cell>
          <table:table-cell table:style-name="ce42" office:value-type="float" office:value="212675.377777778" calcext:value-type="float">
            <text:p><text:s/>212,6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116169.95555556" calcext:value-type="float">
            <text:p><text:s/>3,116,17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51695.1111111111" calcext:value-type="float">
            <text:p><text:s/>51,69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6090.844444444" calcext:value-type="float">
            <text:p><text:s/>106,091 <text:s/></text:p>
          </table:table-cell>
          <table:table-cell table:style-name="ce42" office:value-type="float" office:value="212675.377777778" calcext:value-type="float">
            <text:p><text:s/>212,6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22138.044444445" calcext:value-type="float">
            <text:p><text:s/>822,138 <text:s/></text:p>
          </table:table-cell>
          <table:table-cell table:style-name="ce42" office:value-type="float" office:value="129897.866666667" calcext:value-type="float">
            <text:p><text:s/>129,8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963.111111111111" calcext:value-type="float">
            <text:p><text:s/>963 <text:s/></text:p>
          </table:table-cell>
          <table:table-cell table:style-name="ce42" office:value-type="float" office:value="921.022222222222" calcext:value-type="float">
            <text:p><text:s/>9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21174.933333333" calcext:value-type="float">
            <text:p><text:s/>821,175 <text:s/></text:p>
          </table:table-cell>
          <table:table-cell table:style-name="ce43" office:value-type="float" office:value="128976.844444444" calcext:value-type="float">
            <text:p><text:s/>128,97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9639.644444444" calcext:value-type="float">
            <text:p><text:s/>349,640 <text:s/></text:p>
          </table:table-cell>
          <table:table-cell table:style-name="ce42" office:value-type="float" office:value="288385.244444444" calcext:value-type="float">
            <text:p><text:s/>288,3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2434.0444444445" calcext:value-type="float">
            <text:p><text:s/>62,434 <text:s/></text:p>
          </table:table-cell>
          <table:table-cell table:style-name="ce42" office:value-type="float" office:value="77036.7111111111" calcext:value-type="float">
            <text:p><text:s/>77,0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046.48888888889" calcext:value-type="float">
            <text:p><text:s/>2,046 <text:s/></text:p>
          </table:table-cell>
          <table:table-cell table:style-name="ce42" office:value-type="float" office:value="2061.82222222222" calcext:value-type="float">
            <text:p><text:s/>2,0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7762.57777777778" calcext:value-type="float">
            <text:p><text:s/>7,763 <text:s/></text:p>
          </table:table-cell>
          <table:table-cell table:style-name="ce42" office:value-type="float" office:value="380.266666666667" calcext:value-type="float">
            <text:p><text:s/>3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492.8" calcext:value-type="float">
            <text:p><text:s/>49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141.06666666667" calcext:value-type="float">
            <text:p><text:s/>1,141 <text:s/></text:p>
          </table:table-cell>
          <table:table-cell table:style-name="ce42" office:value-type="float" office:value="1437.24444444444" calcext:value-type="float">
            <text:p><text:s/>1,4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7666.577777778" calcext:value-type="float">
            <text:p><text:s/>197,667 <text:s/></text:p>
          </table:table-cell>
          <table:table-cell table:style-name="ce42" office:value-type="float" office:value="170316.533333333" calcext:value-type="float">
            <text:p><text:s/>170,3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8096.0888888889" calcext:value-type="float">
            <text:p><text:s/>78,096 <text:s/></text:p>
          </table:table-cell>
          <table:table-cell table:style-name="ce43" office:value-type="float" office:value="37152.6666666667" calcext:value-type="float">
            <text:p><text:s/>37,15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5038.310231023" calcext:value-type="float">
            <text:p><text:s/>295,038 <text:s/></text:p>
          </table:table-cell>
          <table:table-cell table:style-name="ce42" office:value-type="float" office:value="790342.222222222" calcext:value-type="float">
            <text:p><text:s/>790,342 <text:s/></text:p>
          </table:table-cell>
          <table:table-cell table:style-name="ce42" office:value-type="float" office:value="319097.772375354" calcext:value-type="float">
            <text:p><text:s/>319,0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39.0222222222" calcext:value-type="float">
            <text:p><text:s/>27,439 <text:s/></text:p>
          </table:table-cell>
          <table:table-cell table:style-name="ce42" office:value-type="float" office:value="1412330.71434783" calcext:value-type="float">
            <text:p><text:s/>1,412,33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5038.310231023" calcext:value-type="float">
            <text:p><text:s/>295,038 <text:s/></text:p>
          </table:table-cell>
          <table:table-cell table:style-name="ce42" office:value-type="float" office:value="790342.222222222" calcext:value-type="float">
            <text:p><text:s/>790,342 <text:s/></text:p>
          </table:table-cell>
          <table:table-cell table:style-name="ce42" office:value-type="float" office:value="319097.772375354" calcext:value-type="float">
            <text:p><text:s/>319,0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39.0222222222" calcext:value-type="float">
            <text:p><text:s/>27,439 <text:s/></text:p>
          </table:table-cell>
          <table:table-cell table:style-name="ce42" office:value-type="float" office:value="1412330.71434783" calcext:value-type="float">
            <text:p><text:s/>1,412,33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556969.37912938" calcext:value-type="float">
            <text:p><text:s/>1,556,969 <text:s/></text:p>
          </table:table-cell>
          <table:table-cell table:style-name="ce42" office:value-type="float" office:value="24774896.8164636" calcext:value-type="float">
            <text:p><text:s/>24,774,8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56620.70363438" calcext:value-type="float">
            <text:p><text:s/>1,556,621 <text:s/></text:p>
          </table:table-cell>
          <table:table-cell table:style-name="ce42" office:value-type="float" office:value="22698928.7693656" calcext:value-type="float">
            <text:p><text:s/>22,698,9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48.675495" calcext:value-type="float">
            <text:p><text:s/>349 <text:s/></text:p>
          </table:table-cell>
          <table:table-cell table:style-name="ce42" office:value-type="float" office:value="2075968.047098" calcext:value-type="float">
            <text:p><text:s/>2,075,9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35762.666666667" calcext:value-type="float">
            <text:p><text:s/>735,76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81882.8597443873" calcext:value-type="float">
            <text:p><text:s/>81,883 <text:s/></text:p>
          </table:table-cell>
          <table:table-cell table:number-columns-repeated="2" table:style-name="ce41" office:value-type="float" office:value="51496.5196377207" calcext:value-type="float">
            <text:p><text:s/>51,497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0386.3401066667" calcext:value-type="float">
            <text:p><text:s/>30,38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323113" calcext:value-type="float">
            <text:p><text:s/>2,323,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23113" calcext:value-type="float">
            <text:p><text:s/>2,323,1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09040.666666667" calcext:value-type="float">
            <text:p><text:s/>309,041 <text:s/></text:p>
          </table:table-cell>
          <table:table-cell table:style-name="ce42" office:value-type="float" office:value="132938.666666667" calcext:value-type="float">
            <text:p><text:s/>132,939 <text:s/></text:p>
          </table:table-cell>
          <table:table-cell table:style-name="ce42" office:value-type="float" office:value="176102" calcext:value-type="float">
            <text:p><text:s/>176,1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749835" calcext:value-type="float">
            <text:p><text:s/>2,749,835 <text:s/></text:p>
          </table:table-cell>
          <table:table-cell table:style-name="ce43" office:value-type="float" office:value="602824" calcext:value-type="float">
            <text:p><text:s/>602,824 <text:s/></text:p>
          </table:table-cell>
          <table:table-cell table:style-name="ce43" office:value-type="float" office:value="2147011" calcext:value-type="float">
            <text:p><text:s/>2,147,011 <text:s/></text:p>
          </table:table-cell>
          <table:table-cell table:style-name="ce43" office:value-type="float" office:value="81882.8597443873" calcext:value-type="float">
            <text:p><text:s/>81,883 <text:s/></text:p>
          </table:table-cell>
          <table:table-cell table:number-columns-repeated="2" table:style-name="ce43" office:value-type="float" office:value="51496.5196377207" calcext:value-type="float">
            <text:p><text:s/>51,49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0386.3401066667" calcext:value-type="float">
            <text:p><text:s/>30,3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229437" calcext:value-type="float">
            <text:p><text:s/>2,229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9437" calcext:value-type="float">
            <text:p><text:s/>2,229,4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0.0000000000002" calcext:value-type="float">
            <text:p><text:s/>-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0.0000000000002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22098.381829147" calcext:value-type="float">
            <text:p><text:s/>622,098 <text:s/></text:p>
          </table:table-cell>
          <table:table-cell table:style-name="ce42" office:value-type="float" office:value="2540.15416666667" calcext:value-type="float">
            <text:p><text:s/>2,540 <text:s/></text:p>
          </table:table-cell>
          <table:table-cell table:style-name="ce42" office:value-type="float" office:value="619558.22766248" calcext:value-type="float">
            <text:p><text:s/>619,558 <text:s/></text:p>
          </table:table-cell>
          <table:table-cell table:style-name="ce42" office:value-type="float" office:value="75805.5917287122" calcext:value-type="float">
            <text:p><text:s/>75,806 <text:s/></text:p>
          </table:table-cell>
          <table:table-cell table:number-columns-repeated="2" table:style-name="ce42" office:value-type="float" office:value="51496.5196433789" calcext:value-type="float">
            <text:p><text:s/>51,4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09.0720853333" calcext:value-type="float">
            <text:p><text:s/>24,3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5366" calcext:value-type="float">
            <text:p><text:s/>595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5366" calcext:value-type="float">
            <text:p><text:s/>595,3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6732.3818291467" calcext:value-type="float">
            <text:p><text:s/>26,732 <text:s/></text:p>
          </table:table-cell>
          <table:table-cell table:style-name="ce43" office:value-type="float" office:value="2540.15416666667" calcext:value-type="float">
            <text:p><text:s/>2,540 <text:s/></text:p>
          </table:table-cell>
          <table:table-cell table:style-name="ce43" office:value-type="float" office:value="24192.22766248" calcext:value-type="float">
            <text:p><text:s/>24,192 <text:s/></text:p>
          </table:table-cell>
          <table:table-cell table:style-name="ce43" office:value-type="float" office:value="75805.5917287122" calcext:value-type="float">
            <text:p><text:s/>75,806 <text:s/></text:p>
          </table:table-cell>
          <table:table-cell table:number-columns-repeated="2" table:style-name="ce43" office:value-type="float" office:value="51496.5196433789" calcext:value-type="float">
            <text:p><text:s/>51,49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309.0720853333" calcext:value-type="float">
            <text:p><text:s/>24,3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220708" calcext:value-type="float">
            <text:p><text:s/>2,220,708 <text:s/></text:p>
          </table:table-cell>
          <table:table-cell table:style-name="ce42" office:value-type="float" office:value="725776" calcext:value-type="float">
            <text:p><text:s/>725,776 <text:s/></text:p>
          </table:table-cell>
          <table:table-cell table:style-name="ce42" office:value-type="float" office:value="1494932" calcext:value-type="float">
            <text:p><text:s/>1,494,9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220708" calcext:value-type="float">
            <text:p><text:s/>2,220,708 <text:s/></text:p>
          </table:table-cell>
          <table:table-cell table:style-name="ce43" office:value-type="float" office:value="725776" calcext:value-type="float">
            <text:p><text:s/>725,776 <text:s/></text:p>
          </table:table-cell>
          <table:table-cell table:style-name="ce43" office:value-type="float" office:value="1494932" calcext:value-type="float">
            <text:p><text:s/>1,494,93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31346.768981133" calcext:value-type="float">
            <text:p><text:s/>731,347 <text:s/></text:p>
          </table:table-cell>
          <table:table-cell table:style-name="ce42" office:value-type="float" office:value="30173.3333333333" calcext:value-type="float">
            <text:p><text:s/>30,173 <text:s/></text:p>
          </table:table-cell>
          <table:table-cell table:style-name="ce42" office:value-type="float" office:value="701173.4356478" calcext:value-type="float">
            <text:p><text:s/>701,1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31346.768981133" calcext:value-type="float">
            <text:p><text:s/>731,347 <text:s/></text:p>
          </table:table-cell>
          <table:table-cell table:style-name="ce42" office:value-type="float" office:value="30173.3333333333" calcext:value-type="float">
            <text:p><text:s/>30,173 <text:s/></text:p>
          </table:table-cell>
          <table:table-cell table:style-name="ce42" office:value-type="float" office:value="701173.4356478" calcext:value-type="float">
            <text:p><text:s/>701,1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387660.84918972" calcext:value-type="float">
            <text:p><text:s/>1,387,661 <text:s/></text:p>
          </table:table-cell>
          <table:table-cell table:style-name="ce44" office:value-type="float" office:value="1295886.5125" calcext:value-type="float">
            <text:p><text:s/>1,295,887 <text:s/></text:p>
          </table:table-cell>
          <table:table-cell table:style-name="ce44" office:value-type="float" office:value="91774.33668972" calcext:value-type="float">
            <text:p><text:s/>91,774 <text:s/></text:p>
          </table:table-cell>
          <table:table-cell table:style-name="ce44" office:value-type="float" office:value="6077.2680156751" calcext:value-type="float">
            <text:p><text:s/>6,077 <text:s/></text:p>
          </table:table-cell>
          <table:table-cell table:number-columns-repeated="2" table:style-name="ce44" office:value-type="float" office:value="-0.0000056582302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077.26802133333" calcext:value-type="float">
            <text:p><text:s/>6,07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89132.84918972" calcext:value-type="float">
            <text:p><text:s/>1,089,133 <text:s/></text:p>
          </table:table-cell>
          <table:table-cell table:style-name="ce44" office:value-type="float" office:value="997358.5125" calcext:value-type="float">
            <text:p><text:s/>997,359 <text:s/></text:p>
          </table:table-cell>
          <table:table-cell table:style-name="ce44" office:value-type="float" office:value="91774.33668972" calcext:value-type="float">
            <text:p><text:s/>91,774 <text:s/></text:p>
          </table:table-cell>
          <table:table-cell table:style-name="ce44" office:value-type="float" office:value="6077.2680156751" calcext:value-type="float">
            <text:p><text:s/>6,077 <text:s/></text:p>
          </table:table-cell>
          <table:table-cell table:number-columns-repeated="2" table:style-name="ce44" office:value-type="float" office:value="-0.0000056582302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077.26802133333" calcext:value-type="float">
            <text:p><text:s/>6,0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12557.293634164" calcext:value-type="float">
            <text:p><text:s/>412,557 <text:s/></text:p>
          </table:table-cell>
          <table:table-cell table:style-name="ce42" office:value-type="float" office:value="351026.956944444" calcext:value-type="float">
            <text:p><text:s/>351,027 <text:s/></text:p>
          </table:table-cell>
          <table:table-cell table:style-name="ce42" office:value-type="float" office:value="61530.33668972" calcext:value-type="float">
            <text:p><text:s/>61,530 <text:s/></text:p>
          </table:table-cell>
          <table:table-cell table:style-name="ce42" office:value-type="float" office:value="6077.2680156751" calcext:value-type="float">
            <text:p><text:s/>6,077 <text:s/></text:p>
          </table:table-cell>
          <table:table-cell table:number-columns-repeated="2" table:style-name="ce42" office:value-type="float" office:value="-0.0000056582302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77.26802133333" calcext:value-type="float">
            <text:p><text:s/>6,0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4309.6236111111" calcext:value-type="float">
            <text:p><text:s/>14,3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2006.22222222222" calcext:value-type="float">
            <text:p><text:s/>2,0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56582302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1294.33668972" calcext:value-type="float">
            <text:p><text:s/>41,2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294.33668972" calcext:value-type="float">
            <text:p><text:s/>41,2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1294.33668972" calcext:value-type="float">
            <text:p><text:s/>41,2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294.33668972" calcext:value-type="float">
            <text:p><text:s/>41,2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1294.33668972" calcext:value-type="float">
            <text:p>( 41,29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1294.33668972" calcext:value-type="float">
            <text:p>( 41,29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4415.11111111111" calcext:value-type="float">
            <text:p><text:s/>4,4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48.888888888889" calcext:value-type="float">
            <text:p><text:s/>24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282161.777777778" calcext:value-type="float">
            <text:p><text:s/>282,1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282161.777777778" calcext:value-type="float">
            <text:p><text:s/>282,1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37776.888888889" calcext:value-type="float">
            <text:p>( 137,77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7485.3333333333" calcext:value-type="float">
            <text:p>( 37,48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9625" calcext:value-type="float">
            <text:p><text:s/>19,6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25" calcext:value-type="float">
            <text:p><text:s/>19,6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9625" calcext:value-type="float">
            <text:p><text:s/>19,6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25" calcext:value-type="float">
            <text:p><text:s/>19,6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3097.77777777778" calcext:value-type="float">
            <text:p><text:s/>3,0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799.111111111111" calcext:value-type="float">
            <text:p><text:s/>79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4201.3333333333" calcext:value-type="float">
            <text:p><text:s/>44,201 <text:s/></text:p>
          </table:table-cell>
          <table:table-cell table:style-name="ce42" office:value-type="float" office:value="43821.3333333333" calcext:value-type="float">
            <text:p><text:s/>43,821 <text:s/></text:p>
          </table:table-cell>
          <table:table-cell table:style-name="ce42" office:value-type="float" office:value="380" calcext:value-type="float">
            <text:p><text:s/>3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31" calcext:value-type="float">
            <text:p><text:s/>2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1" calcext:value-type="float">
            <text:p><text:s/>2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67.111111111111" calcext:value-type="float">
            <text:p><text:s/>1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77.26802133333" calcext:value-type="float">
            <text:p><text:s/>6,0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77.26802133333" calcext:value-type="float">
            <text:p><text:s/>6,0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41368.222222222" calcext:value-type="float">
            <text:p><text:s/>141,368 <text:s/></text:p>
          </table:table-cell>
          <table:table-cell table:style-name="ce42" office:value-type="float" office:value="117894.222222222" calcext:value-type="float">
            <text:p><text:s/>117,894 <text:s/></text:p>
          </table:table-cell>
          <table:table-cell table:style-name="ce42" office:value-type="float" office:value="23474" calcext:value-type="float">
            <text:p><text:s/>23,4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0975.444444444" calcext:value-type="float">
            <text:p><text:s/>120,975 <text:s/></text:p>
          </table:table-cell>
          <table:table-cell table:style-name="ce42" office:value-type="float" office:value="103868.444444444" calcext:value-type="float">
            <text:p><text:s/>103,868 <text:s/></text:p>
          </table:table-cell>
          <table:table-cell table:style-name="ce42" office:value-type="float" office:value="17107" calcext:value-type="float">
            <text:p><text:s/>17,1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953.5555555556" calcext:value-type="float">
            <text:p><text:s/>17,954 <text:s/></text:p>
          </table:table-cell>
          <table:table-cell table:style-name="ce42" office:value-type="float" office:value="11731.5555555556" calcext:value-type="float">
            <text:p><text:s/>11,732 <text:s/></text:p>
          </table:table-cell>
          <table:table-cell table:style-name="ce42" office:value-type="float" office:value="6222" calcext:value-type="float">
            <text:p><text:s/>6,2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439.22222222222" calcext:value-type="float">
            <text:p><text:s/>2,439 <text:s/></text:p>
          </table:table-cell>
          <table:table-cell table:style-name="ce43" office:value-type="float" office:value="2294.22222222222" calcext:value-type="float">
            <text:p><text:s/>2,294 <text:s/></text:p>
          </table:table-cell>
          <table:table-cell table:style-name="ce43" office:value-type="float" office:value="145" calcext:value-type="float">
            <text:p><text:s/>14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35207.333333333" calcext:value-type="float">
            <text:p><text:s/>535,207 <text:s/></text:p>
          </table:table-cell>
          <table:table-cell table:style-name="ce44" office:value-type="float" office:value="528437.333333333" calcext:value-type="float">
            <text:p><text:s/>528,437 <text:s/></text:p>
          </table:table-cell>
          <table:table-cell table:style-name="ce44" office:value-type="float" office:value="6770" calcext:value-type="float">
            <text:p><text:s/>6,77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98528" calcext:value-type="float">
            <text:p><text:s/>298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98528" calcext:value-type="float">
            <text:p><text:s/>298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07889.89726" calcext:value-type="float">
            <text:p><text:s/>2,607,890 <text:s/></text:p>
          </table:table-cell>
          <table:table-cell table:style-name="ce42" office:value-type="float" office:value="29961" calcext:value-type="float">
            <text:p><text:s/>29,961 <text:s/></text:p>
          </table:table-cell>
          <table:table-cell table:style-name="ce42" office:value-type="float" office:value="2577928.89726" calcext:value-type="float">
            <text:p><text:s/>2,577,929 <text:s/></text:p>
          </table:table-cell>
          <table:table-cell table:style-name="ce42" office:value-type="float" office:value="246937.313691" calcext:value-type="float">
            <text:p><text:s/>246,937 <text:s/></text:p>
          </table:table-cell>
          <table:table-cell table:number-columns-repeated="2" table:style-name="ce42" office:value-type="float" office:value="215697.313691" calcext:value-type="float">
            <text:p><text:s/>215,6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40" calcext:value-type="float">
            <text:p><text:s/>31,2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54368.11" calcext:value-type="float">
            <text:p><text:s/>2,354,3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54368.11" calcext:value-type="float">
            <text:p><text:s/>2,354,3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53521.78726" calcext:value-type="float">
            <text:p><text:s/>253,522 <text:s/></text:p>
          </table:table-cell>
          <table:table-cell table:style-name="ce42" office:value-type="float" office:value="29961" calcext:value-type="float">
            <text:p><text:s/>29,961 <text:s/></text:p>
          </table:table-cell>
          <table:table-cell table:style-name="ce42" office:value-type="float" office:value="223560.78726" calcext:value-type="float">
            <text:p><text:s/>223,561 <text:s/></text:p>
          </table:table-cell>
          <table:table-cell table:style-name="ce42" office:value-type="float" office:value="246937.313691" calcext:value-type="float">
            <text:p><text:s/>246,937 <text:s/></text:p>
          </table:table-cell>
          <table:table-cell table:number-columns-repeated="2" table:style-name="ce42" office:value-type="float" office:value="215697.313691" calcext:value-type="float">
            <text:p><text:s/>215,6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40" calcext:value-type="float">
            <text:p><text:s/>31,2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92621.640068889" calcext:value-type="float">
            <text:p><text:s/>392,622 <text:s/></text:p>
          </table:table-cell>
          <table:table-cell table:style-name="ce41" office:value-type="float" office:value="1337.77777777778" calcext:value-type="float">
            <text:p><text:s/>1,338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947436.43666667" calcext:value-type="float">
            <text:p><text:s/>9,947,4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947436.43666667" calcext:value-type="float">
            <text:p><text:s/>9,947,436 <text:s/></text:p>
          </table:table-cell>
          <table:table-cell table:style-name="ce43" office:value-type="float" office:value="392621.640068889" calcext:value-type="float">
            <text:p><text:s/>392,622 <text:s/></text:p>
          </table:table-cell>
          <table:table-cell table:style-name="ce43" office:value-type="float" office:value="1337.77777777778" calcext:value-type="float">
            <text:p><text:s/>1,33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9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271.44934129314" calcext:value-type="float">
            <text:p><text:s/>7,2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947436.43666667" calcext:value-type="float">
            <text:p><text:s/>9,947,436 <text:s/></text:p>
          </table:table-cell>
          <table:table-cell table:style-name="ce42" office:value-type="float" office:value="642022.500068889" calcext:value-type="float">
            <text:p><text:s/>642,023 <text:s/></text:p>
          </table:table-cell>
          <table:table-cell table:style-name="ce42" office:value-type="float" office:value="1337.77777777778" calcext:value-type="float">
            <text:p><text:s/>1,3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947436.43666667" calcext:value-type="float">
            <text:p><text:s/>9,947,436 <text:s/></text:p>
          </table:table-cell>
          <table:table-cell table:style-name="ce42" office:value-type="float" office:value="642022.500068889" calcext:value-type="float">
            <text:p><text:s/>642,023 <text:s/></text:p>
          </table:table-cell>
          <table:table-cell table:style-name="ce42" office:value-type="float" office:value="1337.77777777778" calcext:value-type="float">
            <text:p><text:s/>1,3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400.86" calcext:value-type="float">
            <text:p><text:s/>249,4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08574.7323622" calcext:value-type="float">
            <text:p><text:s/>11,008,5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400.86" calcext:value-type="float">
            <text:p><text:s/>249,4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08574.7323622" calcext:value-type="float">
            <text:p><text:s/>11,008,5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06269.18260444" calcext:value-type="float">
            <text:p><text:s/>1,006,2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9.9632" calcext:value-type="float">
            <text:p><text:s/>1,4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0.345204444444" calcext:value-type="float">
            <text:p><text:s/>2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4.0203" calcext:value-type="float">
            <text:p><text:s/>6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8684.977366667" calcext:value-type="float">
            <text:p><text:s/>248,6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3585.905422222" calcext:value-type="float">
            <text:p><text:s/>443,5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1683.971111111" calcext:value-type="float">
            <text:p><text:s/>311,6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58058.747307596" calcext:value-type="float">
            <text:p><text:s/>558,0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436975.35310889" calcext:value-type="float">
            <text:p><text:s/>9,436,9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436975.35310889" calcext:value-type="float">
            <text:p><text:s/>9,436,9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61611.11406222" calcext:value-type="float">
            <text:p><text:s/>5,161,6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33.2564622222" calcext:value-type="float">
            <text:p><text:s/>17,4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5203.784955556" calcext:value-type="float">
            <text:p><text:s/>275,2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3010.774711111" calcext:value-type="float">
            <text:p><text:s/>693,0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67.0207222222" calcext:value-type="float">
            <text:p><text:s/>16,3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691.5556577778" calcext:value-type="float">
            <text:p><text:s/>56,6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3785.574993333" calcext:value-type="float">
            <text:p><text:s/>313,7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24.56446" calcext:value-type="float">
            <text:p><text:s/>23,9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5849.882206667" calcext:value-type="float">
            <text:p><text:s/>985,8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0247.146162222" calcext:value-type="float">
            <text:p><text:s/>350,2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5141.30642" calcext:value-type="float">
            <text:p>( 125,14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99627.739844444" calcext:value-type="float">
            <text:p>( 199,62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478.0998977778" calcext:value-type="float">
            <text:p>( 25,47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3533.847062222" calcext:value-type="float">
            <text:p><text:s/>453,5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068.888982222" calcext:value-type="float">
            <text:p><text:s/>182,0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404.673317778" calcext:value-type="float">
            <text:p><text:s/>178,4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855.8166822222" calcext:value-type="float">
            <text:p><text:s/>57,8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39743.488757778" calcext:value-type="float">
            <text:p><text:s/>239,7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5608.982035556" calcext:value-type="float">
            <text:p><text:s/>445,6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2323.168475556" calcext:value-type="float">
            <text:p><text:s/>252,3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285.81356" calcext:value-type="float">
            <text:p><text:s/>193,2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4666.256631111" calcext:value-type="float">
            <text:p><text:s/>684,6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7383.763595556" calcext:value-type="float">
            <text:p><text:s/>657,3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282.4930355556" calcext:value-type="float">
            <text:p><text:s/>27,2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064.0885044444" calcext:value-type="float">
            <text:p>( 12,06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6873.132086667" calcext:value-type="float">
            <text:p><text:s/>316,8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22499.3116" calcext:value-type="float">
            <text:p><text:s/>122,4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7346.273382222" calcext:value-type="float">
            <text:p><text:s/>397,3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1336.844228889" calcext:value-type="float">
            <text:p><text:s/>111,3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720.9261555556" calcext:value-type="float">
            <text:p><text:s/>93,7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239.5578044444" calcext:value-type="float">
            <text:p><text:s/>85,2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049.4372111111" calcext:value-type="float">
            <text:p><text:s/>46,0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37.4972511111" calcext:value-type="float">
            <text:p><text:s/>22,6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37.4972511111" calcext:value-type="float">
            <text:p><text:s/>22,6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734.869362222" calcext:value-type="float">
            <text:p><text:s/>178,7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922.7537977778" calcext:value-type="float">
            <text:p><text:s/>33,9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4812.115564444" calcext:value-type="float">
            <text:p><text:s/>144,8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2576.66393111" calcext:value-type="float">
            <text:p><text:s/>1,992,5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4140.547837096" calcext:value-type="float">
            <text:p><text:s/>234,1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186.1459454209" calcext:value-type="float">
            <text:p><text:s/>97,1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409.8390377778" calcext:value-type="float">
            <text:p><text:s/>28,4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05.4666844444" calcext:value-type="float">
            <text:p><text:s/>26,2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195.4667911111" calcext:value-type="float">
            <text:p><text:s/>62,1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777.501144182" calcext:value-type="float">
            <text:p><text:s/>52,7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341.2253124201" calcext:value-type="float">
            <text:p><text:s/>21,3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221.814278659" calcext:value-type="float">
            <text:p><text:s/>298,2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2623.692704444" calcext:value-type="float">
            <text:p><text:s/>252,6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19474.964195556" calcext:value-type="float">
            <text:p><text:s/>919,4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81415.20850222" calcext:value-type="float">
            <text:p><text:s/>2,081,4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4354155" calcext:value-type="float">
            <text:p><text:s/>34,354,155 <text:s/></text:p>
          </table:table-cell>
          <table:table-cell table:style-name="ce42" office:value-type="float" office:value="6718840.117" calcext:value-type="float">
            <text:p><text:s/>6,718,840 <text:s/></text:p>
          </table:table-cell>
          <table:table-cell table:style-name="ce42" office:value-type="float" office:value="1400" calcext:value-type="float">
            <text:p><text:s/>1,4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4354155" calcext:value-type="float">
            <text:p><text:s/>34,354,155 <text:s/></text:p>
          </table:table-cell>
          <table:table-cell table:style-name="ce42" office:value-type="float" office:value="6718840.117" calcext:value-type="float">
            <text:p><text:s/>6,718,840 <text:s/></text:p>
          </table:table-cell>
          <table:table-cell table:style-name="ce42" office:value-type="float" office:value="1400" calcext:value-type="float">
            <text:p><text:s/>1,4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38725" calcext:value-type="float">
            <text:p><text:s/>38,72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30444.32425772" calcext:value-type="float">
            <text:p><text:s/>1,530,444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896058.2453375" calcext:value-type="float">
            <text:p><text:s/>65,896,058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4090.62433215" calcext:value-type="float">
            <text:p><text:s/>1,434,091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7772.53333333" calcext:value-type="float">
            <text:p><text:s/>2,107,773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0340.44444444" calcext:value-type="float">
            <text:p><text:s/>1,020,340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653.22766506" calcext:value-type="float">
            <text:p><text:s/>89,653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8725" calcext:value-type="float">
            <text:p><text:s/>38,72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2774645.7398202" calcext:value-type="float">
            <text:p><text:s/>62,774,646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26467.36912222" calcext:value-type="float">
            <text:p><text:s/>4,726,467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93662.408863515" calcext:value-type="float">
            <text:p><text:s/>593,662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526204.6953892" calcext:value-type="float">
            <text:p><text:s/>61,526,205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40102.98555556" calcext:value-type="float">
            <text:p><text:s/>3,040,103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6813.46127622" calcext:value-type="float">
            <text:p><text:s/>2,196,813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39863" calcext:value-type="float">
            <text:p><text:s/>28,939,863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12295.9789578" calcext:value-type="float">
            <text:p><text:s/>25,112,29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37129.26959961" calcext:value-type="float">
            <text:p><text:s/>2,237,129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303683.1583462" calcext:value-type="float">
            <text:p><text:s/>48,303,683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91763.4426244" calcext:value-type="float">
            <text:p><text:s/>45,491,763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811919.71572178" calcext:value-type="float">
            <text:p><text:s/>2,811,920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55389.88064308" calcext:value-type="float">
            <text:p><text:s/>3,855,390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4.18542222222" calcext:value-type="float">
            <text:p><text:s/>1,574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075.02876" calcext:value-type="float">
            <text:p><text:s/>295,075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218.778666667" calcext:value-type="float">
            <text:p><text:s/>319,219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4.0203" calcext:value-type="float">
            <text:p><text:s/>624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3512.19096086" calcext:value-type="float">
            <text:p><text:s/>2,483,512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3666.505422222" calcext:value-type="float">
            <text:p><text:s/>443,667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683.971111111" calcext:value-type="float">
            <text:p><text:s/>311,684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.2" calcext:value-type="float">
            <text:p><text:s/>35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64354.926785373" calcext:value-type="float">
            <text:p><text:s/>564,355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8725" calcext:value-type="float">
            <text:p><text:s/>38,72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9812249.617363" calcext:value-type="float">
            <text:p><text:s/>39,812,250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8725" calcext:value-type="float">
            <text:p><text:s/>38,72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609689.2470755" calcext:value-type="float">
            <text:p><text:s/>33,609,689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93190.1703988" calcext:value-type="float">
            <text:p><text:s/>15,793,190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771.1120177778" calcext:value-type="float">
            <text:p><text:s/>52,771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9697.892426446" calcext:value-type="float">
            <text:p><text:s/>769,698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6512.34486201" calcext:value-type="float">
            <text:p><text:s/>1,836,512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598.8318333333" calcext:value-type="float">
            <text:p><text:s/>45,599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497.8880844445" calcext:value-type="float">
            <text:p><text:s/>67,498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8036.95288503" calcext:value-type="float">
            <text:p><text:s/>1,038,037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335.2712488889" calcext:value-type="float">
            <text:p><text:s/>34,335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09410.65666378" calcext:value-type="float">
            <text:p><text:s/>3,309,411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8879.24858956" calcext:value-type="float">
            <text:p><text:s/>1,698,879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93504.83299507" calcext:value-type="float">
            <text:p>( 1,293,505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79896.315696714" calcext:value-type="float">
            <text:p>( 379,896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478.0998977778" calcext:value-type="float">
            <text:p>( 25,478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2475.977681869" calcext:value-type="float">
            <text:p><text:s/>852,476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7996.530392351" calcext:value-type="float">
            <text:p><text:s/>757,997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8.9" calcext:value-type="float">
            <text:p><text:s/>59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911.025121111" calcext:value-type="float">
            <text:p><text:s/>326,911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918.653521333" calcext:value-type="float">
            <text:p><text:s/>176,919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76472.976757556" calcext:value-type="float">
            <text:p><text:s/>476,473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6812.82919111" calcext:value-type="float">
            <text:p><text:s/>3,376,813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3344.86219111" calcext:value-type="float">
            <text:p><text:s/>2,263,345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3467.967" calcext:value-type="float">
            <text:p><text:s/>1,113,468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9626.735473333" calcext:value-type="float">
            <text:p>( 239,627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05492.108952222" calcext:value-type="float">
            <text:p>( 305,492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8960.41155711" calcext:value-type="float">
            <text:p><text:s/>2,438,960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0981.96017711" calcext:value-type="float">
            <text:p><text:s/>2,330,982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978.45138" calcext:value-type="float">
            <text:p><text:s/>107,978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254.7551711111" calcext:value-type="float">
            <text:p>( 12,255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6591.810816667" calcext:value-type="float">
            <text:p><text:s/>416,592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43944.898047778" calcext:value-type="float">
            <text:p><text:s/>143,945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116.540813096" calcext:value-type="float">
            <text:p><text:s/>514,117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252.70293" calcext:value-type="float">
            <text:p><text:s/>178,253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678.086362222" calcext:value-type="float">
            <text:p><text:s/>284,678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354.9591591111" calcext:value-type="float">
            <text:p><text:s/>91,355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314.3261" calcext:value-type="float">
            <text:p><text:s/>214,314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60898.68614" calcext:value-type="float">
            <text:p><text:s/>9,760,899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729.833333333" calcext:value-type="float">
            <text:p><text:s/>195,730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72070.02222222" calcext:value-type="float">
            <text:p><text:s/>9,172,070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332.6083622222" calcext:value-type="float">
            <text:p><text:s/>74,333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8766.222222222" calcext:value-type="float">
            <text:p><text:s/>318,766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0837.88047333" calcext:value-type="float">
            <text:p><text:s/>1,130,838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73.9871311111" calcext:value-type="float">
            <text:p><text:s/>35,874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94963.89334222" calcext:value-type="float">
            <text:p><text:s/>1,094,964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161.75" calcext:value-type="float">
            <text:p><text:s/>1,1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13216.40170889" calcext:value-type="float">
            <text:p><text:s/>2,913,216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140.547837096" calcext:value-type="float">
            <text:p><text:s/>234,141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7637.790389865" calcext:value-type="float">
            <text:p><text:s/>367,638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10.7279266667" calcext:value-type="float">
            <text:p><text:s/>32,611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348.3111288889" calcext:value-type="float">
            <text:p><text:s/>34,348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690.8667911111" calcext:value-type="float">
            <text:p><text:s/>62,691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362.7455886264" calcext:value-type="float">
            <text:p><text:s/>55,363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41.2253124201" calcext:value-type="float">
            <text:p><text:s/>21,341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221.814278659" calcext:value-type="float">
            <text:p><text:s/>298,222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61.75" calcext:value-type="float">
            <text:p><text:s/>1,1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3511.209371111" calcext:value-type="float">
            <text:p><text:s/>763,511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43351.16308444" calcext:value-type="float">
            <text:p><text:s/>1,043,351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37563.25" calcext:value-type="float">
            <text:p><text:s/>37,56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011546.10835444" calcext:value-type="float">
            <text:p><text:s/>4,011,546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02560.37028754" calcext:value-type="float">
            <text:p><text:s/>6,202,560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02560.37028754" calcext:value-type="float">
            <text:p><text:s/>6,202,560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730276.64" calcext:value-type="float">
            <text:p>( 2,730,277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206044.469998" calcext:value-type="float">
            <text:p><text:s/>115,206,044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638535.47" calcext:value-type="float">
            <text:p><text:s/>104,638,535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67508.999998" calcext:value-type="float">
            <text:p><text:s/>10,567,509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